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51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83.34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75.66pt"/>
    </style:style>
    <style:style style:name="co9" style:family="table-column">
      <style:table-column-properties fo:break-before="auto" style:column-width="73.3pt"/>
    </style:style>
    <style:style style:name="co10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0000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3" table:style-name="ta1">
        <table:table-column table:style-name="co1" table:number-columns-repeated="8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delay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odv</text:p>
          </table:table-cell>
          <table:table-cell office:value-type="float" office:value="4.4" calcext:value-type="float">
            <text:p>4.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.9" calcext:value-type="float">
            <text:p>16.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psr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29" calcext:value-type="float">
            <text:p>2.29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ov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odv</text:p>
          </table:table-cell>
          <table:table-cell office:value-type="float" office:value="33.9333333333333" calcext:value-type="float">
            <text:p>33.9333333333</text:p>
          </table:table-cell>
          <table:table-cell office:value-type="float" office:value="26.4" calcext:value-type="float">
            <text:p>26.4</text:p>
          </table:table-cell>
          <table:table-cell office:value-type="float" office:value="20.9" calcext:value-type="float">
            <text:p>20.9</text:p>
          </table:table-cell>
          <table:table-cell office:value-type="float" office:value="40.6" calcext:value-type="float">
            <text:p>40.6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table:number-columns-repeated="3"/>
          <table:table-cell office:value-type="float" office:value="166" calcext:value-type="float">
            <text:p>166</text:p>
          </table:table-cell>
          <table:table-cell office:value-type="float" office:value="169" calcext:value-type="float">
            <text:p>169</text:p>
          </table:table-cell>
          <table:table-cell office:value-type="float" office:value="154" calcext:value-type="float">
            <text:p>154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pd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 text:c="15"/>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odv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27" calcext:value-type="float">
            <text:p>27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psr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hop drop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odv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psr</text:p>
          </table:table-cell>
          <table:table-cell office:value-type="float" office:value="126" calcext:value-type="float">
            <text:p>126</text:p>
          </table:table-cell>
          <table:table-cell office:value-type="float" office:value="288" calcext:value-type="float">
            <text:p>288</text:p>
          </table:table-cell>
          <table:table-cell office:value-type="float" office:value="230" calcext:value-type="float">
            <text:p>230</text:p>
          </table:table-cell>
          <table:table-cell office:value-type="float" office:value="253" calcext:value-type="float">
            <text:p>253</text:p>
          </table:table-cell>
          <table:table-cell office:value-type="float" office:value="161" calcext:value-type="float">
            <text:p>161</text:p>
          </table:table-cell>
        </table:table-row>
      </table:table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53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0" calcext:value-type="float">
            <text:p>30</text:p>
          </table:table-cell>
          <table:table-cell office:value-type="float" office:value="2.0919750332003" calcext:value-type="float">
            <text:p>2.0919750332</text:p>
          </table:table-cell>
          <table:table-cell office:value-type="float" office:value="1.16113694404709" calcext:value-type="float">
            <text:p>1.16113694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4" calcext:value-type="float">
            <text:p>54</text:p>
          </table:table-cell>
          <table:table-cell office:value-type="float" office:value="2.0815278991643" calcext:value-type="float">
            <text:p>2.0815278992</text:p>
          </table:table-cell>
          <table:table-cell office:value-type="float" office:value="0.342551428512443" calcext:value-type="float">
            <text:p>0.342551428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" calcext:value-type="float">
            <text:p>8</text:p>
          </table:table-cell>
          <table:table-cell office:value-type="float" office:value="11.583410544987" calcext:value-type="float">
            <text:p>11.583410545</text:p>
          </table:table-cell>
          <table:table-cell office:value-type="float" office:value="2.67477192613132" calcext:value-type="float">
            <text:p>2.674771926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79" calcext:value-type="float">
            <text:p>779</text:p>
          </table:table-cell>
          <table:table-cell office:value-type="float" office:value="0.17139775234725" calcext:value-type="float">
            <text:p>0.1713977523</text:p>
          </table:table-cell>
          <table:table-cell office:value-type="float" office:value="0.217756663093681" calcext:value-type="float">
            <text:p>0.217756663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20" calcext:value-type="float">
            <text:p>320</text:p>
          </table:table-cell>
          <table:table-cell office:value-type="float" office:value="1.28573041597739" calcext:value-type="float">
            <text:p>1.285730416</text:p>
          </table:table-cell>
          <table:table-cell office:value-type="float" office:value="0.73149150480055" calcext:value-type="float">
            <text:p>0.731491504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1" calcext:value-type="float">
            <text:p>31</text:p>
          </table:table-cell>
          <table:table-cell office:value-type="float" office:value="3.027730632451" calcext:value-type="float">
            <text:p>3.0277306325</text:p>
          </table:table-cell>
          <table:table-cell office:value-type="float" office:value="2.0944252340311" calcext:value-type="float">
            <text:p>2.094425234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formula="of:=SUM([.I55:.I61])" office:value-type="float" office:value="20.2417722781272" calcext:value-type="float">
            <text:p>20.2417722781</text:p>
          </table:table-cell>
          <table:table-cell table:formula="of:=SUM([.J55:.J60])" office:value-type="float" office:value="7.22213370061618" calcext:value-type="float">
            <text:p>7.2221337006</text:p>
          </table:table-cell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" calcext:value-type="float">
            <text:p>1</text:p>
          </table:table-cell>
          <table:table-cell office:value-type="float" office:value="6.669823387438" calcext:value-type="float">
            <text:p>6.6698233874</text:p>
          </table:table-cell>
          <table:table-cell office:value-type="string" calcext:value-type="string">
            <text:p>Infinity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" calcext:value-type="float">
            <text:p>6</text:p>
          </table:table-cell>
          <table:table-cell office:value-type="float" office:value="9.35858643330917" calcext:value-type="float">
            <text:p>9.3585864333</text:p>
          </table:table-cell>
          <table:table-cell office:value-type="float" office:value="0.125751318092216" calcext:value-type="float">
            <text:p>0.125751318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1" calcext:value-type="float">
            <text:p>51</text:p>
          </table:table-cell>
          <table:table-cell office:value-type="float" office:value="10.2532658930173" calcext:value-type="float">
            <text:p>10.253265893</text:p>
          </table:table-cell>
          <table:table-cell office:value-type="float" office:value="1.07641198439447" calcext:value-type="float">
            <text:p>1.076411984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51" calcext:value-type="float">
            <text:p>151</text:p>
          </table:table-cell>
          <table:table-cell office:value-type="float" office:value="1.36789929245226" calcext:value-type="float">
            <text:p>1.3678992925</text:p>
          </table:table-cell>
          <table:table-cell office:value-type="float" office:value="0.765255206718951" calcext:value-type="float">
            <text:p>0.765255206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61" calcext:value-type="float">
            <text:p>161</text:p>
          </table:table-cell>
          <table:table-cell office:value-type="float" office:value="2.27262001792101" calcext:value-type="float">
            <text:p>2.2726200179</text:p>
          </table:table-cell>
          <table:table-cell office:value-type="float" office:value="0.733457497382466" calcext:value-type="float">
            <text:p>0.733457497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" calcext:value-type="float">
            <text:p>6</text:p>
          </table:table-cell>
          <table:table-cell office:value-type="float" office:value="0.0251272304596667" calcext:value-type="float">
            <text:p>0.0251272305</text:p>
          </table:table-cell>
          <table:table-cell office:value-type="float" office:value="0.0404499627346495" calcext:value-type="float">
            <text:p>0.0404499627</text:p>
          </table:table-cell>
          <table:table-cell/>
          <table:table-cell table:formula="of:=[.J75]+[.J88]+[.J101]+[.J119]+[.J130]" office:value-type="float" office:value="26.5101825610059" calcext:value-type="float">
            <text:p>26.510182561</text:p>
          </table:table-cell>
          <table:table-cell table:formula="of:=[.L73]/6" office:value-type="float" office:value="4.41836376016765" calcext:value-type="float">
            <text:p>4.418363760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formula="of:=SUM([.J69:.J74])" office:value-type="float" office:value="2.74132596932275" calcext:value-type="float">
            <text:p>2.7413259693</text:p>
          </table:table-cell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" calcext:value-type="float">
            <text:p>1</text:p>
          </table:table-cell>
          <table:table-cell office:value-type="float" office:value="6.669823387438" calcext:value-type="float">
            <text:p>6.6698233874</text:p>
          </table:table-cell>
          <table:table-cell office:value-type="string" calcext:value-type="string">
            <text:p>Infinity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" calcext:value-type="float">
            <text:p>6</text:p>
          </table:table-cell>
          <table:table-cell office:value-type="float" office:value="9.35858643330917" calcext:value-type="float">
            <text:p>9.3585864333</text:p>
          </table:table-cell>
          <table:table-cell office:value-type="float" office:value="0.125751318092216" calcext:value-type="float">
            <text:p>0.125751318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1" calcext:value-type="float">
            <text:p>51</text:p>
          </table:table-cell>
          <table:table-cell office:value-type="float" office:value="10.2532658930173" calcext:value-type="float">
            <text:p>10.253265893</text:p>
          </table:table-cell>
          <table:table-cell office:value-type="float" office:value="1.07641198439447" calcext:value-type="float">
            <text:p>1.076411984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51" calcext:value-type="float">
            <text:p>151</text:p>
          </table:table-cell>
          <table:table-cell office:value-type="float" office:value="1.36789929245226" calcext:value-type="float">
            <text:p>1.3678992925</text:p>
          </table:table-cell>
          <table:table-cell office:value-type="float" office:value="0.765255206718951" calcext:value-type="float">
            <text:p>0.765255206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1" calcext:value-type="float">
            <text:p>81</text:p>
          </table:table-cell>
          <table:table-cell office:value-type="float" office:value="1.75126233935311" calcext:value-type="float">
            <text:p>1.7512623394</text:p>
          </table:table-cell>
          <table:table-cell office:value-type="float" office:value="0.508221883448164" calcext:value-type="float">
            <text:p>0.508221883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" calcext:value-type="float">
            <text:p>6</text:p>
          </table:table-cell>
          <table:table-cell office:value-type="float" office:value="0.0251272304596667" calcext:value-type="float">
            <text:p>0.0251272305</text:p>
          </table:table-cell>
          <table:table-cell office:value-type="float" office:value="0.0404499627346495" calcext:value-type="float">
            <text:p>0.0404499627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formula="of:=SUM([.J82:.J87])" office:value-type="float" office:value="2.51609035538845" calcext:value-type="float">
            <text:p>2.5160903554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" calcext:value-type="float">
            <text:p>1</text:p>
          </table:table-cell>
          <table:table-cell office:value-type="float" office:value="6.669823387438" calcext:value-type="float">
            <text:p>6.6698233874</text:p>
          </table:table-cell>
          <table:table-cell office:value-type="string" calcext:value-type="string">
            <text:p>Infinity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" calcext:value-type="float">
            <text:p>6</text:p>
          </table:table-cell>
          <table:table-cell office:value-type="float" office:value="9.35858643330917" calcext:value-type="float">
            <text:p>9.3585864333</text:p>
          </table:table-cell>
          <table:table-cell office:value-type="float" office:value="0.125751318092216" calcext:value-type="float">
            <text:p>0.125751318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1" calcext:value-type="float">
            <text:p>51</text:p>
          </table:table-cell>
          <table:table-cell office:value-type="float" office:value="10.2532658930173" calcext:value-type="float">
            <text:p>10.253265893</text:p>
          </table:table-cell>
          <table:table-cell office:value-type="float" office:value="1.07641198439447" calcext:value-type="float">
            <text:p>1.076411984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51" calcext:value-type="float">
            <text:p>151</text:p>
          </table:table-cell>
          <table:table-cell office:value-type="float" office:value="1.36789929245226" calcext:value-type="float">
            <text:p>1.3678992925</text:p>
          </table:table-cell>
          <table:table-cell office:value-type="float" office:value="0.765255206718951" calcext:value-type="float">
            <text:p>0.765255206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61" calcext:value-type="float">
            <text:p>161</text:p>
          </table:table-cell>
          <table:table-cell office:value-type="float" office:value="2.27262001792101" calcext:value-type="float">
            <text:p>2.2726200179</text:p>
          </table:table-cell>
          <table:table-cell office:value-type="float" office:value="0.733457497382466" calcext:value-type="float">
            <text:p>0.733457497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" calcext:value-type="float">
            <text:p>6</text:p>
          </table:table-cell>
          <table:table-cell office:value-type="float" office:value="0.0251272304596667" calcext:value-type="float">
            <text:p>0.0251272305</text:p>
          </table:table-cell>
          <table:table-cell office:value-type="float" office:value="0.0404499627346495" calcext:value-type="float">
            <text:p>0.040449962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2" calcext:value-type="float">
            <text:p>62</text:p>
          </table:table-cell>
          <table:table-cell office:value-type="float" office:value="0.118041050558565" calcext:value-type="float">
            <text:p>0.1180410506</text:p>
          </table:table-cell>
          <table:table-cell office:value-type="float" office:value="0.130287459708666" calcext:value-type="float">
            <text:p>0.130287459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4" calcext:value-type="float">
            <text:p>34</text:p>
          </table:table-cell>
          <table:table-cell office:value-type="float" office:value="0.257599569542765" calcext:value-type="float">
            <text:p>0.2575995695</text:p>
          </table:table-cell>
          <table:table-cell office:value-type="float" office:value="0.0792245813349236" calcext:value-type="float">
            <text:p>0.0792245813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formula="of:=SUM([.J93:.J100])" office:value-type="float" office:value="2.95083801036634" calcext:value-type="float">
            <text:p>2.9508380104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" calcext:value-type="float">
            <text:p>1</text:p>
          </table:table-cell>
          <table:table-cell office:value-type="float" office:value="6.669823387438" calcext:value-type="float">
            <text:p>6.6698233874</text:p>
          </table:table-cell>
          <table:table-cell office:value-type="string" calcext:value-type="string">
            <text:p>Infinity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" calcext:value-type="float">
            <text:p>6</text:p>
          </table:table-cell>
          <table:table-cell office:value-type="float" office:value="9.35858643330917" calcext:value-type="float">
            <text:p>9.3585864333</text:p>
          </table:table-cell>
          <table:table-cell office:value-type="float" office:value="0.125751318092216" calcext:value-type="float">
            <text:p>0.125751318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1" calcext:value-type="float">
            <text:p>51</text:p>
          </table:table-cell>
          <table:table-cell office:value-type="float" office:value="10.2532658930173" calcext:value-type="float">
            <text:p>10.253265893</text:p>
          </table:table-cell>
          <table:table-cell office:value-type="float" office:value="1.07641198439447" calcext:value-type="float">
            <text:p>1.076411984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51" calcext:value-type="float">
            <text:p>151</text:p>
          </table:table-cell>
          <table:table-cell office:value-type="float" office:value="1.36789929245226" calcext:value-type="float">
            <text:p>1.3678992925</text:p>
          </table:table-cell>
          <table:table-cell office:value-type="float" office:value="0.765255206718951" calcext:value-type="float">
            <text:p>0.765255206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61" calcext:value-type="float">
            <text:p>161</text:p>
          </table:table-cell>
          <table:table-cell office:value-type="float" office:value="2.27262001792101" calcext:value-type="float">
            <text:p>2.2726200179</text:p>
          </table:table-cell>
          <table:table-cell office:value-type="float" office:value="0.733457497382466" calcext:value-type="float">
            <text:p>0.733457497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" calcext:value-type="float">
            <text:p>6</text:p>
          </table:table-cell>
          <table:table-cell office:value-type="float" office:value="0.0251272304596667" calcext:value-type="float">
            <text:p>0.0251272305</text:p>
          </table:table-cell>
          <table:table-cell office:value-type="float" office:value="0.0404499627346495" calcext:value-type="float">
            <text:p>0.040449962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522" calcext:value-type="float">
            <text:p>1522</text:p>
          </table:table-cell>
          <table:table-cell office:value-type="float" office:value="0.414310195888684" calcext:value-type="float">
            <text:p>0.4143101959</text:p>
          </table:table-cell>
          <table:table-cell office:value-type="float" office:value="0.604920490514897" calcext:value-type="float">
            <text:p>0.604920490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01" calcext:value-type="float">
            <text:p>601</text:p>
          </table:table-cell>
          <table:table-cell office:value-type="float" office:value="1.61877450045958" calcext:value-type="float">
            <text:p>1.6187745005</text:p>
          </table:table-cell>
          <table:table-cell office:value-type="float" office:value="1.38797444385322" calcext:value-type="float">
            <text:p>1.387974443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26" calcext:value-type="float">
            <text:p>426</text:p>
          </table:table-cell>
          <table:table-cell office:value-type="float" office:value="1.8563668120286" calcext:value-type="float">
            <text:p>1.856366812</text:p>
          </table:table-cell>
          <table:table-cell office:value-type="float" office:value="0.848038876631337" calcext:value-type="float">
            <text:p>0.848038876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6" calcext:value-type="float">
            <text:p>66</text:p>
          </table:table-cell>
          <table:table-cell office:value-type="float" office:value="3.85936179002344" calcext:value-type="float">
            <text:p>3.85936179</text:p>
          </table:table-cell>
          <table:table-cell office:value-type="float" office:value="2.82297906363308" calcext:value-type="float">
            <text:p>2.822979063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85" calcext:value-type="float">
            <text:p>385</text:p>
          </table:table-cell>
          <table:table-cell office:value-type="float" office:value="2.30314767123238" calcext:value-type="float">
            <text:p>2.3031476712</text:p>
          </table:table-cell>
          <table:table-cell office:value-type="float" office:value="1.09546932159296" calcext:value-type="float">
            <text:p>1.095469321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" calcext:value-type="float">
            <text:p>1</text:p>
          </table:table-cell>
          <table:table-cell office:value-type="float" office:value="12.973971946562" calcext:value-type="float">
            <text:p>12.9739719466</text:p>
          </table:table-cell>
          <table:table-cell office:value-type="string" calcext:value-type="string">
            <text:p>Infinity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8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" calcext:value-type="float">
            <text:p>3</text:p>
          </table:table-cell>
          <table:table-cell office:value-type="float" office:value="6.88216006683633" calcext:value-type="float">
            <text:p>6.8821600668</text:p>
          </table:table-cell>
          <table:table-cell office:value-type="float" office:value="1.55720138462097" calcext:value-type="float">
            <text:p>1.5572013846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formula="of:=SUM([.J106:.J118])" office:value-type="float" office:value="11.0579095501692" calcext:value-type="float">
            <text:p>11.0579095502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0" calcext:value-type="float">
            <text:p>30</text:p>
          </table:table-cell>
          <table:table-cell office:value-type="float" office:value="2.0919750332003" calcext:value-type="float">
            <text:p>2.0919750332</text:p>
          </table:table-cell>
          <table:table-cell office:value-type="float" office:value="1.16113694404709" calcext:value-type="float">
            <text:p>1.16113694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4" calcext:value-type="float">
            <text:p>54</text:p>
          </table:table-cell>
          <table:table-cell office:value-type="float" office:value="2.0815278991643" calcext:value-type="float">
            <text:p>2.0815278992</text:p>
          </table:table-cell>
          <table:table-cell office:value-type="float" office:value="0.342551428512443" calcext:value-type="float">
            <text:p>0.342551428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" calcext:value-type="float">
            <text:p>8</text:p>
          </table:table-cell>
          <table:table-cell office:value-type="float" office:value="11.583410544987" calcext:value-type="float">
            <text:p>11.583410545</text:p>
          </table:table-cell>
          <table:table-cell office:value-type="float" office:value="2.67477192613132" calcext:value-type="float">
            <text:p>2.674771926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79" calcext:value-type="float">
            <text:p>779</text:p>
          </table:table-cell>
          <table:table-cell office:value-type="float" office:value="0.17139775234725" calcext:value-type="float">
            <text:p>0.1713977523</text:p>
          </table:table-cell>
          <table:table-cell office:value-type="float" office:value="0.217756663093681" calcext:value-type="float">
            <text:p>0.217756663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34" calcext:value-type="float">
            <text:p>334</text:p>
          </table:table-cell>
          <table:table-cell office:value-type="float" office:value="1.33466226863671" calcext:value-type="float">
            <text:p>1.3346622686</text:p>
          </table:table-cell>
          <table:table-cell office:value-type="float" office:value="0.753376479943498" calcext:value-type="float">
            <text:p>0.753376479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1" calcext:value-type="float">
            <text:p>31</text:p>
          </table:table-cell>
          <table:table-cell office:value-type="float" office:value="3.027730632451" calcext:value-type="float">
            <text:p>3.0277306325</text:p>
          </table:table-cell>
          <table:table-cell office:value-type="float" office:value="2.0944252340311" calcext:value-type="float">
            <text:p>2.094425234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formula="of:=SUM([.J123:.J129])" office:value-type="float" office:value="7.24401867575913" calcext:value-type="float">
            <text:p>7.2440186758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delay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.7" calcext:value-type="float">
            <text:p>2.7</text:p>
          </table:table-cell>
          <table:table-cell table:number-columns-repeated="4"/>
          <table:table-cell office:value-type="float" office:value="20.9" calcext:value-type="float">
            <text:p>20.9</text:p>
          </table:table-cell>
          <table:table-cell/>
        </table:table-row>
        <table:table-row table:style-name="ro1">
          <table:table-cell table:number-columns-repeated="8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8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0.6" calcext:value-type="float">
            <text:p>40.6</text:p>
          </table:table-cell>
          <table:table-cell/>
        </table:table-row>
        <table:table-row table:style-name="ro1">
          <table:table-cell table:number-columns-repeated="8"/>
          <table:table-cell table:formula="of:=SUM([.I6:.I12])" office:value-type="float" office:value="203.5" calcext:value-type="float">
            <text:p>203.5</text:p>
          </table:table-cell>
          <table:table-cell table:formula="of:=[.I13]/7" office:value-type="float" office:value="29.0714285714286" calcext:value-type="float">
            <text:p>29.0714285714</text:p>
          </table:table-cell>
        </table:table-row>
      </table:table>
      <table:table table:name="Sheet4" table:style-name="ta1">
        <table:table-column table:style-name="co1" table:number-columns-repeated="8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5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55" calcext:value-type="float">
            <text:p>155</text:p>
          </table:table-cell>
          <table:table-cell office:value-type="float" office:value="5.11628931818418" calcext:value-type="float">
            <text:p>5.1162893182</text:p>
          </table:table-cell>
          <table:table-cell office:value-type="float" office:value="3.37505110500284" calcext:value-type="float">
            <text:p>3.37505110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6" calcext:value-type="float">
            <text:p>66</text:p>
          </table:table-cell>
          <table:table-cell office:value-type="float" office:value="3.07890443835065" calcext:value-type="float">
            <text:p>3.0789044384</text:p>
          </table:table-cell>
          <table:table-cell office:value-type="float" office:value="1.28300299917469" calcext:value-type="float">
            <text:p>1.283002999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0.9558545740985" calcext:value-type="float">
            <text:p>0.9558545741</text:p>
          </table:table-cell>
          <table:table-cell office:value-type="float" office:value="0.779752834453489" calcext:value-type="float">
            <text:p>0.77975283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3" calcext:value-type="float">
            <text:p>63</text:p>
          </table:table-cell>
          <table:table-cell office:value-type="float" office:value="3.53991289337716" calcext:value-type="float">
            <text:p>3.5399128934</text:p>
          </table:table-cell>
          <table:table-cell office:value-type="float" office:value="1.24404472004038" calcext:value-type="float">
            <text:p>1.244044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5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1" calcext:value-type="float">
            <text:p>21</text:p>
          </table:table-cell>
          <table:table-cell office:value-type="float" office:value="15.3311445037963" calcext:value-type="float">
            <text:p>15.3311445038</text:p>
          </table:table-cell>
          <table:table-cell office:value-type="float" office:value="0.463555915999105" calcext:value-type="float">
            <text:p>0.46355591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3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86" calcext:value-type="float">
            <text:p>586</text:p>
          </table:table-cell>
          <table:table-cell office:value-type="float" office:value="1.38580150314019" calcext:value-type="float">
            <text:p>1.3858015031</text:p>
          </table:table-cell>
          <table:table-cell office:value-type="float" office:value="1.35992041343426" calcext:value-type="float">
            <text:p>1.35992041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34" calcext:value-type="float">
            <text:p>834</text:p>
          </table:table-cell>
          <table:table-cell office:value-type="float" office:value="1.06735582726488" calcext:value-type="float">
            <text:p>1.0673558273</text:p>
          </table:table-cell>
          <table:table-cell office:value-type="float" office:value="1.88307939021843" calcext:value-type="float">
            <text:p>1.883079390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45" calcext:value-type="float">
            <text:p>145</text:p>
          </table:table-cell>
          <table:table-cell office:value-type="float" office:value="6.29600981226252" calcext:value-type="float">
            <text:p>6.2960098123</text:p>
          </table:table-cell>
          <table:table-cell office:value-type="float" office:value="1.19017395582111" calcext:value-type="float">
            <text:p>1.190173955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43" calcext:value-type="float">
            <text:p>143</text:p>
          </table:table-cell>
          <table:table-cell office:value-type="float" office:value="0.531332629247441" calcext:value-type="float">
            <text:p>0.5313326292</text:p>
          </table:table-cell>
          <table:table-cell office:value-type="float" office:value="0.268721053274836" calcext:value-type="float">
            <text:p>0.2687210533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formula="of:=SUM([.I5:.I14])" office:value-type="float" office:value="11.8473023874191" calcext:value-type="float">
            <text:p>11.8473023874</text:p>
          </table:table-cell>
          <table:table-cell/>
          <table:table-cell table:formula="of:=[.I15]+[.I25]+[.I48]+[.I55]+[.I68]+[.I96]+[.I105]+[.I116]+[.I134]" office:value-type="float" office:value="118.408915152475" calcext:value-type="float">
            <text:p>118.4089151525</text:p>
          </table:table-cell>
          <table:table-cell table:formula="of:=[.K15]/9" office:value-type="float" office:value="13.1565461280527" calcext:value-type="float">
            <text:p>13.1565461281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5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55" calcext:value-type="float">
            <text:p>155</text:p>
          </table:table-cell>
          <table:table-cell office:value-type="float" office:value="5.11628931818418" calcext:value-type="float">
            <text:p>5.1162893182</text:p>
          </table:table-cell>
          <table:table-cell office:value-type="float" office:value="3.37505110500284" calcext:value-type="float">
            <text:p>3.37505110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6" calcext:value-type="float">
            <text:p>66</text:p>
          </table:table-cell>
          <table:table-cell office:value-type="float" office:value="3.07890443835065" calcext:value-type="float">
            <text:p>3.0789044384</text:p>
          </table:table-cell>
          <table:table-cell office:value-type="float" office:value="1.28300299917469" calcext:value-type="float">
            <text:p>1.283002999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0.9558545740985" calcext:value-type="float">
            <text:p>0.9558545741</text:p>
          </table:table-cell>
          <table:table-cell office:value-type="float" office:value="0.779752834453489" calcext:value-type="float">
            <text:p>0.77975283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3" calcext:value-type="float">
            <text:p>63</text:p>
          </table:table-cell>
          <table:table-cell office:value-type="float" office:value="3.53991289337716" calcext:value-type="float">
            <text:p>3.5399128934</text:p>
          </table:table-cell>
          <table:table-cell office:value-type="float" office:value="1.24404472004038" calcext:value-type="float">
            <text:p>1.244044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5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3" calcext:value-type="float">
            <text:p>13</text:p>
          </table:table-cell>
          <table:table-cell office:value-type="float" office:value="15.2406229085625" calcext:value-type="float">
            <text:p>15.2406229086</text:p>
          </table:table-cell>
          <table:table-cell office:value-type="float" office:value="0.576472160986866" calcext:value-type="float">
            <text:p>0.57647216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formula="of:=SUM([.I19:.I24])" office:value-type="float" office:value="7.25832381965827" calcext:value-type="float">
            <text:p>7.2583238197</text:p>
          </table:table-cell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5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55" calcext:value-type="float">
            <text:p>155</text:p>
          </table:table-cell>
          <table:table-cell office:value-type="float" office:value="5.11628931818418" calcext:value-type="float">
            <text:p>5.1162893182</text:p>
          </table:table-cell>
          <table:table-cell office:value-type="float" office:value="3.37505110500284" calcext:value-type="float">
            <text:p>3.37505110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6" calcext:value-type="float">
            <text:p>66</text:p>
          </table:table-cell>
          <table:table-cell office:value-type="float" office:value="3.07890443835065" calcext:value-type="float">
            <text:p>3.0789044384</text:p>
          </table:table-cell>
          <table:table-cell office:value-type="float" office:value="1.28300299917469" calcext:value-type="float">
            <text:p>1.283002999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0.9558545740985" calcext:value-type="float">
            <text:p>0.9558545741</text:p>
          </table:table-cell>
          <table:table-cell office:value-type="float" office:value="0.779752834453489" calcext:value-type="float">
            <text:p>0.77975283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3" calcext:value-type="float">
            <text:p>63</text:p>
          </table:table-cell>
          <table:table-cell office:value-type="float" office:value="3.53991289337716" calcext:value-type="float">
            <text:p>3.5399128934</text:p>
          </table:table-cell>
          <table:table-cell office:value-type="float" office:value="1.24404472004038" calcext:value-type="float">
            <text:p>1.244044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5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1" calcext:value-type="float">
            <text:p>21</text:p>
          </table:table-cell>
          <table:table-cell office:value-type="float" office:value="15.3311445037963" calcext:value-type="float">
            <text:p>15.3311445038</text:p>
          </table:table-cell>
          <table:table-cell office:value-type="float" office:value="0.463555915999105" calcext:value-type="float">
            <text:p>0.46355591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3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86" calcext:value-type="float">
            <text:p>586</text:p>
          </table:table-cell>
          <table:table-cell office:value-type="float" office:value="1.38580150314019" calcext:value-type="float">
            <text:p>1.3858015031</text:p>
          </table:table-cell>
          <table:table-cell office:value-type="float" office:value="1.35992041343426" calcext:value-type="float">
            <text:p>1.35992041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678" calcext:value-type="float">
            <text:p>1678</text:p>
          </table:table-cell>
          <table:table-cell office:value-type="float" office:value="1.36774347922462" calcext:value-type="float">
            <text:p>1.3677434792</text:p>
          </table:table-cell>
          <table:table-cell office:value-type="float" office:value="1.90727370330793" calcext:value-type="float">
            <text:p>1.907273703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498" calcext:value-type="float">
            <text:p>3498</text:p>
          </table:table-cell>
          <table:table-cell office:value-type="float" office:value="1.16729490786094" calcext:value-type="float">
            <text:p>1.1672949079</text:p>
          </table:table-cell>
          <table:table-cell office:value-type="float" office:value="2.01919422671284" calcext:value-type="float">
            <text:p>2.01919422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52" calcext:value-type="float">
            <text:p>152</text:p>
          </table:table-cell>
          <table:table-cell office:value-type="float" office:value="0.764769425921724" calcext:value-type="float">
            <text:p>0.7647694259</text:p>
          </table:table-cell>
          <table:table-cell office:value-type="float" office:value="1.10775628448783" calcext:value-type="float">
            <text:p>1.10775628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3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" calcext:value-type="float">
            <text:p>8</text:p>
          </table:table-cell>
          <table:table-cell office:value-type="float" office:value="16.5128498442301" calcext:value-type="float">
            <text:p>16.5128498442</text:p>
          </table:table-cell>
          <table:table-cell office:value-type="float" office:value="0.716944547380737" calcext:value-type="float">
            <text:p>0.716944547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" calcext:value-type="float">
            <text:p>6</text:p>
          </table:table-cell>
          <table:table-cell office:value-type="float" office:value="4.00869666222867" calcext:value-type="float">
            <text:p>4.0086966622</text:p>
          </table:table-cell>
          <table:table-cell office:value-type="float" office:value="0.217833777005079" calcext:value-type="float">
            <text:p>0.21783377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2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" calcext:value-type="float">
            <text:p>7</text:p>
          </table:table-cell>
          <table:table-cell office:value-type="float" office:value="5.61236569535586" calcext:value-type="float">
            <text:p>5.6123656954</text:p>
          </table:table-cell>
          <table:table-cell office:value-type="float" office:value="1.9138686032041" calcext:value-type="float">
            <text:p>1.913868603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646" calcext:value-type="float">
            <text:p>1646</text:p>
          </table:table-cell>
          <table:table-cell office:value-type="float" office:value="0.94584015314475" calcext:value-type="float">
            <text:p>0.9458401531</text:p>
          </table:table-cell>
          <table:table-cell office:value-type="float" office:value="1.36301190005531" calcext:value-type="float">
            <text:p>1.363011900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5" calcext:value-type="float">
            <text:p>15</text:p>
          </table:table-cell>
          <table:table-cell office:value-type="float" office:value="4.648601322498" calcext:value-type="float">
            <text:p>4.6486013225</text:p>
          </table:table-cell>
          <table:table-cell office:value-type="float" office:value="2.69818777364468" calcext:value-type="float">
            <text:p>2.698187773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02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4" calcext:value-type="float">
            <text:p>14</text:p>
          </table:table-cell>
          <table:table-cell office:value-type="float" office:value="11.1058349852652" calcext:value-type="float">
            <text:p>11.1058349853</text:p>
          </table:table-cell>
          <table:table-cell office:value-type="float" office:value="2.24017585365282" calcext:value-type="float">
            <text:p>2.240175853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38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" calcext:value-type="float">
            <text:p>1</text:p>
          </table:table-cell>
          <table:table-cell office:value-type="float" office:value="5.609410534148" calcext:value-type="float">
            <text:p>5.6094105341</text:p>
          </table:table-cell>
          <table:table-cell office:value-type="string" calcext:value-type="string">
            <text:p>Infinity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formula="of:=SUM([.I31:.I47])" office:value-type="float" office:value="22.6895746575561" calcext:value-type="float">
            <text:p>22.689574657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5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10" calcext:value-type="float">
            <text:p>110</text:p>
          </table:table-cell>
          <table:table-cell office:value-type="float" office:value="2.99759822870295" calcext:value-type="float">
            <text:p>2.9975982287</text:p>
          </table:table-cell>
          <table:table-cell office:value-type="float" office:value="0.484587116062273" calcext:value-type="float">
            <text:p>0.48458711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6" calcext:value-type="float">
            <text:p>66</text:p>
          </table:table-cell>
          <table:table-cell office:value-type="float" office:value="3.07890443835065" calcext:value-type="float">
            <text:p>3.0789044384</text:p>
          </table:table-cell>
          <table:table-cell office:value-type="float" office:value="1.28300299917469" calcext:value-type="float">
            <text:p>1.283002999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0.9558545740985" calcext:value-type="float">
            <text:p>0.9558545741</text:p>
          </table:table-cell>
          <table:table-cell office:value-type="float" office:value="0.779752834453489" calcext:value-type="float">
            <text:p>0.77975283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3" calcext:value-type="float">
            <text:p>63</text:p>
          </table:table-cell>
          <table:table-cell office:value-type="float" office:value="3.53991289337716" calcext:value-type="float">
            <text:p>3.5399128934</text:p>
          </table:table-cell>
          <table:table-cell office:value-type="float" office:value="1.24404472004038" calcext:value-type="float">
            <text:p>1.24404472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SUM([.I51:.I54])" office:value-type="float" office:value="3.79138766973083" calcext:value-type="float">
            <text:p>3.7913876697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5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55" calcext:value-type="float">
            <text:p>155</text:p>
          </table:table-cell>
          <table:table-cell office:value-type="float" office:value="5.11628931818418" calcext:value-type="float">
            <text:p>5.1162893182</text:p>
          </table:table-cell>
          <table:table-cell office:value-type="float" office:value="3.37505110500284" calcext:value-type="float">
            <text:p>3.37505110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6" calcext:value-type="float">
            <text:p>66</text:p>
          </table:table-cell>
          <table:table-cell office:value-type="float" office:value="3.07890443835065" calcext:value-type="float">
            <text:p>3.0789044384</text:p>
          </table:table-cell>
          <table:table-cell office:value-type="float" office:value="1.28300299917469" calcext:value-type="float">
            <text:p>1.283002999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0.9558545740985" calcext:value-type="float">
            <text:p>0.9558545741</text:p>
          </table:table-cell>
          <table:table-cell office:value-type="float" office:value="0.779752834453489" calcext:value-type="float">
            <text:p>0.77975283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3" calcext:value-type="float">
            <text:p>63</text:p>
          </table:table-cell>
          <table:table-cell office:value-type="float" office:value="3.53991289337716" calcext:value-type="float">
            <text:p>3.5399128934</text:p>
          </table:table-cell>
          <table:table-cell office:value-type="float" office:value="1.24404472004038" calcext:value-type="float">
            <text:p>1.244044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5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1" calcext:value-type="float">
            <text:p>21</text:p>
          </table:table-cell>
          <table:table-cell office:value-type="float" office:value="15.3311445037963" calcext:value-type="float">
            <text:p>15.3311445038</text:p>
          </table:table-cell>
          <table:table-cell office:value-type="float" office:value="0.463555915999105" calcext:value-type="float">
            <text:p>0.46355591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3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65" calcext:value-type="float">
            <text:p>465</text:p>
          </table:table-cell>
          <table:table-cell office:value-type="float" office:value="1.25155630415117" calcext:value-type="float">
            <text:p>1.2515563042</text:p>
          </table:table-cell>
          <table:table-cell office:value-type="float" office:value="1.41686251931449" calcext:value-type="float">
            <text:p>1.41686251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30" calcext:value-type="float">
            <text:p>430</text:p>
          </table:table-cell>
          <table:table-cell office:value-type="float" office:value="2.00138743034447" calcext:value-type="float">
            <text:p>2.0013874303</text:p>
          </table:table-cell>
          <table:table-cell office:value-type="float" office:value="2.24900628799536" calcext:value-type="float">
            <text:p>2.24900628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8" calcext:value-type="float">
            <text:p>78</text:p>
          </table:table-cell>
          <table:table-cell office:value-type="float" office:value="5.69549379718655" calcext:value-type="float">
            <text:p>5.6954937972</text:p>
          </table:table-cell>
          <table:table-cell office:value-type="float" office:value="0.638552637935274" calcext:value-type="float">
            <text:p>0.63855263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" calcext:value-type="float">
            <text:p>3</text:p>
          </table:table-cell>
          <table:table-cell office:value-type="float" office:value="0.036069446552" calcext:value-type="float">
            <text:p>0.0360694466</text:p>
          </table:table-cell>
          <table:table-cell office:value-type="float" office:value="0.00205869075062836" calcext:value-type="float">
            <text:p>0.0020586908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formula="of:=SUM([.I58:.I67])" office:value-type="float" office:value="11.4518877106663" calcext:value-type="float">
            <text:p>11.4518877107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3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61" calcext:value-type="float">
            <text:p>461</text:p>
          </table:table-cell>
          <table:table-cell office:value-type="float" office:value="2.66586648365939" calcext:value-type="float">
            <text:p>2.6658664837</text:p>
          </table:table-cell>
          <table:table-cell office:value-type="float" office:value="1.44340671282796" calcext:value-type="float">
            <text:p>1.44340671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26" calcext:value-type="float">
            <text:p>826</text:p>
          </table:table-cell>
          <table:table-cell office:value-type="float" office:value="0.159717804276694" calcext:value-type="float">
            <text:p>0.1597178043</text:p>
          </table:table-cell>
          <table:table-cell office:value-type="float" office:value="0.232678083751808" calcext:value-type="float">
            <text:p>0.232678083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50" calcext:value-type="float">
            <text:p>450</text:p>
          </table:table-cell>
          <table:table-cell office:value-type="float" office:value="2.11682009590576" calcext:value-type="float">
            <text:p>2.1168200959</text:p>
          </table:table-cell>
          <table:table-cell office:value-type="float" office:value="2.71181866122616" calcext:value-type="float">
            <text:p>2.711818661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73" calcext:value-type="float">
            <text:p>373</text:p>
          </table:table-cell>
          <table:table-cell office:value-type="float" office:value="7.07860411243398" calcext:value-type="float">
            <text:p>7.0786041124</text:p>
          </table:table-cell>
          <table:table-cell office:value-type="float" office:value="1.16494654715762" calcext:value-type="float">
            <text:p>1.16494654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76" calcext:value-type="float">
            <text:p>176</text:p>
          </table:table-cell>
          <table:table-cell office:value-type="float" office:value="8.43710603982694" calcext:value-type="float">
            <text:p>8.4371060398</text:p>
          </table:table-cell>
          <table:table-cell office:value-type="float" office:value="4.45246925047889" calcext:value-type="float">
            <text:p>4.452469250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3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" calcext:value-type="float">
            <text:p>1</text:p>
          </table:table-cell>
          <table:table-cell office:value-type="float" office:value="10.191424546608" calcext:value-type="float">
            <text:p>10.191424546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8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42" calcext:value-type="float">
            <text:p>142</text:p>
          </table:table-cell>
          <table:table-cell office:value-type="float" office:value="16.0483470810959" calcext:value-type="float">
            <text:p>16.0483470811</text:p>
          </table:table-cell>
          <table:table-cell office:value-type="float" office:value="2.86934855832118" calcext:value-type="float">
            <text:p>2.869348558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2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8" calcext:value-type="float">
            <text:p>28</text:p>
          </table:table-cell>
          <table:table-cell office:value-type="float" office:value="23.1943558834631" calcext:value-type="float">
            <text:p>23.1943558835</text:p>
          </table:table-cell>
          <table:table-cell office:value-type="float" office:value="1.43674756246818" calcext:value-type="float">
            <text:p>1.43674756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0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02" calcext:value-type="float">
            <text:p>102</text:p>
          </table:table-cell>
          <table:table-cell office:value-type="float" office:value="4.65283074941216" calcext:value-type="float">
            <text:p>4.6528307494</text:p>
          </table:table-cell>
          <table:table-cell office:value-type="float" office:value="0.986685533927848" calcext:value-type="float">
            <text:p>0.98668553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02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2" calcext:value-type="float">
            <text:p>12</text:p>
          </table:table-cell>
          <table:table-cell office:value-type="float" office:value="4.67593544010783" calcext:value-type="float">
            <text:p>4.6759354401</text:p>
          </table:table-cell>
          <table:table-cell office:value-type="float" office:value="1.43890757879005" calcext:value-type="float">
            <text:p>1.438907578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0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" calcext:value-type="float">
            <text:p>1</text:p>
          </table:table-cell>
          <table:table-cell office:value-type="float" office:value="0.031187191905" calcext:value-type="float">
            <text:p>0.0311871919</text:p>
          </table:table-cell>
          <table:table-cell office:value-type="string" calcext:value-type="string">
            <text:p>Infinit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0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7" calcext:value-type="float">
            <text:p>77</text:p>
          </table:table-cell>
          <table:table-cell office:value-type="float" office:value="6.0605047277951" calcext:value-type="float">
            <text:p>6.0605047278</text:p>
          </table:table-cell>
          <table:table-cell office:value-type="float" office:value="0.999843337674353" calcext:value-type="float">
            <text:p>0.9998433377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SUM([.I82:.I82])" office:value-type="float" office:value="0.999843337674353" calcext:value-type="float">
            <text:p>0.9998433377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23" calcext:value-type="float">
            <text:p>723</text:p>
          </table:table-cell>
          <table:table-cell office:value-type="float" office:value="0.0174731818690719" calcext:value-type="float">
            <text:p>0.0174731819</text:p>
          </table:table-cell>
          <table:table-cell office:value-type="float" office:value="0.0926480227508394" calcext:value-type="float">
            <text:p>0.09264802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3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56" calcext:value-type="float">
            <text:p>356</text:p>
          </table:table-cell>
          <table:table-cell office:value-type="float" office:value="3.39126976369039" calcext:value-type="float">
            <text:p>3.3912697637</text:p>
          </table:table-cell>
          <table:table-cell office:value-type="float" office:value="3.05398893511236" calcext:value-type="float">
            <text:p>3.053988935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87" calcext:value-type="float">
            <text:p>387</text:p>
          </table:table-cell>
          <table:table-cell office:value-type="float" office:value="0.972062030874134" calcext:value-type="float">
            <text:p>0.9720620309</text:p>
          </table:table-cell>
          <table:table-cell office:value-type="float" office:value="0.538038157197971" calcext:value-type="float">
            <text:p>0.53803815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8" calcext:value-type="float">
            <text:p>68</text:p>
          </table:table-cell>
          <table:table-cell office:value-type="float" office:value="8.77728095114646" calcext:value-type="float">
            <text:p>8.7772809511</text:p>
          </table:table-cell>
          <table:table-cell office:value-type="float" office:value="0.73355157151335" calcext:value-type="float">
            <text:p>0.73355157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29" calcext:value-type="float">
            <text:p>629</text:p>
          </table:table-cell>
          <table:table-cell office:value-type="float" office:value="2.60478371863978" calcext:value-type="float">
            <text:p>2.6047837186</text:p>
          </table:table-cell>
          <table:table-cell office:value-type="float" office:value="2.65901872416618" calcext:value-type="float">
            <text:p>2.659018724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85" calcext:value-type="float">
            <text:p>185</text:p>
          </table:table-cell>
          <table:table-cell office:value-type="float" office:value="5.91585125376946" calcext:value-type="float">
            <text:p>5.9158512538</text:p>
          </table:table-cell>
          <table:table-cell office:value-type="float" office:value="3.6013932329971" calcext:value-type="float">
            <text:p>3.60139323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3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3" calcext:value-type="float">
            <text:p>63</text:p>
          </table:table-cell>
          <table:table-cell office:value-type="float" office:value="16.1898341351427" calcext:value-type="float">
            <text:p>16.1898341351</text:p>
          </table:table-cell>
          <table:table-cell office:value-type="float" office:value="0.140541218950907" calcext:value-type="float">
            <text:p>0.1405412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0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43" calcext:value-type="float">
            <text:p>143</text:p>
          </table:table-cell>
          <table:table-cell office:value-type="float" office:value="9.12711641050447" calcext:value-type="float">
            <text:p>9.1271164105</text:p>
          </table:table-cell>
          <table:table-cell office:value-type="float" office:value="2.1522182305111" calcext:value-type="float">
            <text:p>2.152218230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0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9" calcext:value-type="float">
            <text:p>9</text:p>
          </table:table-cell>
          <table:table-cell office:value-type="float" office:value="5.702790682153" calcext:value-type="float">
            <text:p>5.7027906822</text:p>
          </table:table-cell>
          <table:table-cell office:value-type="float" office:value="0.0783750920280403" calcext:value-type="float">
            <text:p>0.07837509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formula="of:=SUM([.I86:.I95])" office:value-type="float" office:value="13.0497731852278" calcext:value-type="float">
            <text:p>13.049773185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23" calcext:value-type="float">
            <text:p>723</text:p>
          </table:table-cell>
          <table:table-cell office:value-type="float" office:value="0.0174731818690719" calcext:value-type="float">
            <text:p>0.0174731819</text:p>
          </table:table-cell>
          <table:table-cell office:value-type="float" office:value="0.0926480227508394" calcext:value-type="float">
            <text:p>0.09264802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3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33" calcext:value-type="float">
            <text:p>333</text:p>
          </table:table-cell>
          <table:table-cell office:value-type="float" office:value="2.95389511573617" calcext:value-type="float">
            <text:p>2.9538951157</text:p>
          </table:table-cell>
          <table:table-cell office:value-type="float" office:value="2.63522225862465" calcext:value-type="float">
            <text:p>2.63522225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87" calcext:value-type="float">
            <text:p>387</text:p>
          </table:table-cell>
          <table:table-cell office:value-type="float" office:value="0.972062030874134" calcext:value-type="float">
            <text:p>0.9720620309</text:p>
          </table:table-cell>
          <table:table-cell office:value-type="float" office:value="0.538038157197971" calcext:value-type="float">
            <text:p>0.53803815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7.739128182789" calcext:value-type="float">
            <text:p>7.7391281828</text:p>
          </table:table-cell>
          <table:table-cell office:value-type="float" office:value="5.04278356949771" calcext:value-type="float">
            <text:p>5.04278356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05" calcext:value-type="float">
            <text:p>205</text:p>
          </table:table-cell>
          <table:table-cell office:value-type="float" office:value="4.62267077405935" calcext:value-type="float">
            <text:p>4.6226707741</text:p>
          </table:table-cell>
          <table:table-cell office:value-type="float" office:value="3.25751314690128" calcext:value-type="float">
            <text:p>3.25751314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4" calcext:value-type="float">
            <text:p>54</text:p>
          </table:table-cell>
          <table:table-cell office:value-type="float" office:value="2.39254808953883" calcext:value-type="float">
            <text:p>2.3925480895</text:p>
          </table:table-cell>
          <table:table-cell office:value-type="float" office:value="1.20721509338826" calcext:value-type="float">
            <text:p>1.2072150934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SUM([.I99:.I104])" office:value-type="float" office:value="12.7734202483607" calcext:value-type="float">
            <text:p>12.7734202484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23" calcext:value-type="float">
            <text:p>723</text:p>
          </table:table-cell>
          <table:table-cell office:value-type="float" office:value="0.0174731818690719" calcext:value-type="float">
            <text:p>0.0174731819</text:p>
          </table:table-cell>
          <table:table-cell office:value-type="float" office:value="0.0926480227508394" calcext:value-type="float">
            <text:p>0.09264802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3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33" calcext:value-type="float">
            <text:p>333</text:p>
          </table:table-cell>
          <table:table-cell office:value-type="float" office:value="2.95389511573617" calcext:value-type="float">
            <text:p>2.9538951157</text:p>
          </table:table-cell>
          <table:table-cell office:value-type="float" office:value="2.63522225862465" calcext:value-type="float">
            <text:p>2.63522225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87" calcext:value-type="float">
            <text:p>387</text:p>
          </table:table-cell>
          <table:table-cell office:value-type="float" office:value="0.972062030874134" calcext:value-type="float">
            <text:p>0.9720620309</text:p>
          </table:table-cell>
          <table:table-cell office:value-type="float" office:value="0.538038157197971" calcext:value-type="float">
            <text:p>0.53803815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7.739128182789" calcext:value-type="float">
            <text:p>7.7391281828</text:p>
          </table:table-cell>
          <table:table-cell office:value-type="float" office:value="5.04278356949771" calcext:value-type="float">
            <text:p>5.04278356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05" calcext:value-type="float">
            <text:p>205</text:p>
          </table:table-cell>
          <table:table-cell office:value-type="float" office:value="4.62267077405935" calcext:value-type="float">
            <text:p>4.6226707741</text:p>
          </table:table-cell>
          <table:table-cell office:value-type="float" office:value="3.25751314690128" calcext:value-type="float">
            <text:p>3.25751314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4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4" calcext:value-type="float">
            <text:p>54</text:p>
          </table:table-cell>
          <table:table-cell office:value-type="float" office:value="2.39254808953883" calcext:value-type="float">
            <text:p>2.3925480895</text:p>
          </table:table-cell>
          <table:table-cell office:value-type="float" office:value="1.20721509338826" calcext:value-type="float">
            <text:p>1.207215093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formula="of:=SUM([.I109:.I115])" office:value-type="float" office:value="12.7734202483607" calcext:value-type="float">
            <text:p>12.773420248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9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48" calcext:value-type="float">
            <text:p>748</text:p>
          </table:table-cell>
          <table:table-cell office:value-type="float" office:value="1.54508744853054" calcext:value-type="float">
            <text:p>1.5450874485</text:p>
          </table:table-cell>
          <table:table-cell office:value-type="float" office:value="1.5274947595556" calcext:value-type="float">
            <text:p>1.527494759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7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832" calcext:value-type="float">
            <text:p>2832</text:p>
          </table:table-cell>
          <table:table-cell office:value-type="float" office:value="0.786537066415233" calcext:value-type="float">
            <text:p>0.7865370664</text:p>
          </table:table-cell>
          <table:table-cell office:value-type="float" office:value="1.21578487215209" calcext:value-type="float">
            <text:p>1.215784872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866" calcext:value-type="float">
            <text:p>1866</text:p>
          </table:table-cell>
          <table:table-cell office:value-type="float" office:value="0.430326180556655" calcext:value-type="float">
            <text:p>0.4303261806</text:p>
          </table:table-cell>
          <table:table-cell office:value-type="float" office:value="1.55861380410781" calcext:value-type="float">
            <text:p>1.558613804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2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761" calcext:value-type="float">
            <text:p>1761</text:p>
          </table:table-cell>
          <table:table-cell office:value-type="float" office:value="0.96694484701495" calcext:value-type="float">
            <text:p>0.966944847</text:p>
          </table:table-cell>
          <table:table-cell office:value-type="float" office:value="1.85289204817986" calcext:value-type="float">
            <text:p>1.85289204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6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940" calcext:value-type="float">
            <text:p>940</text:p>
          </table:table-cell>
          <table:table-cell office:value-type="float" office:value="1.30202451022868" calcext:value-type="float">
            <text:p>1.3020245102</text:p>
          </table:table-cell>
          <table:table-cell office:value-type="float" office:value="1.06134356471687" calcext:value-type="float">
            <text:p>1.061343564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6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" calcext:value-type="float">
            <text:p>7</text:p>
          </table:table-cell>
          <table:table-cell office:value-type="float" office:value="15.6799265952279" calcext:value-type="float">
            <text:p>15.6799265952</text:p>
          </table:table-cell>
          <table:table-cell office:value-type="float" office:value="2.67335467821653" calcext:value-type="float">
            <text:p>2.67335467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8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" calcext:value-type="float">
            <text:p>4</text:p>
          </table:table-cell>
          <table:table-cell office:value-type="float" office:value="17.7935527810148" calcext:value-type="float">
            <text:p>17.793552781</text:p>
          </table:table-cell>
          <table:table-cell office:value-type="float" office:value="7.84677124045842" calcext:value-type="float">
            <text:p>7.846771240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6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" calcext:value-type="float">
            <text:p>5</text:p>
          </table:table-cell>
          <table:table-cell office:value-type="float" office:value="10.6626193093094" calcext:value-type="float">
            <text:p>10.6626193093</text:p>
          </table:table-cell>
          <table:table-cell office:value-type="float" office:value="1.81685008326923" calcext:value-type="float">
            <text:p>1.816850083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0" calcext:value-type="float">
            <text:p>70</text:p>
          </table:table-cell>
          <table:table-cell office:value-type="float" office:value="11.4720374373115" calcext:value-type="float">
            <text:p>11.4720374373</text:p>
          </table:table-cell>
          <table:table-cell office:value-type="float" office:value="0.237795181200569" calcext:value-type="float">
            <text:p>0.237795181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8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046" calcext:value-type="float">
            <text:p>1046</text:p>
          </table:table-cell>
          <table:table-cell office:value-type="float" office:value="0.733126085452336" calcext:value-type="float">
            <text:p>0.7331260855</text:p>
          </table:table-cell>
          <table:table-cell office:value-type="float" office:value="1.36219715873895" calcext:value-type="float">
            <text:p>1.362197158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7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" calcext:value-type="float">
            <text:p>1</text:p>
          </table:table-cell>
          <table:table-cell office:value-type="float" office:value="6.249642626957" calcext:value-type="float">
            <text:p>6.249642627</text:p>
          </table:table-cell>
          <table:table-cell office:value-type="string" calcext:value-type="string">
            <text:p>Infinit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8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2" calcext:value-type="float">
            <text:p>42</text:p>
          </table:table-cell>
          <table:table-cell office:value-type="float" office:value="4.53793788393629" calcext:value-type="float">
            <text:p>4.5379378839</text:p>
          </table:table-cell>
          <table:table-cell office:value-type="float" office:value="0.319258731136035" calcext:value-type="float">
            <text:p>0.319258731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12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45" calcext:value-type="float">
            <text:p>545</text:p>
          </table:table-cell>
          <table:table-cell office:value-type="float" office:value="0.0807272529926734" calcext:value-type="float">
            <text:p>0.080727253</text:p>
          </table:table-cell>
          <table:table-cell office:value-type="float" office:value="0.165285958677265" calcext:value-type="float">
            <text:p>0.165285958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outingScenario.node[82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0" calcext:value-type="float">
            <text:p>10</text:p>
          </table:table-cell>
          <table:table-cell office:value-type="float" office:value="7.120950434494" calcext:value-type="float">
            <text:p>7.1209504345</text:p>
          </table:table-cell>
          <table:table-cell office:value-type="float" office:value="1.13618314508554" calcext:value-type="float">
            <text:p>1.136183145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formula="of:=SUM([.I119:.I133])" office:value-type="float" office:value="22.7738252254948" calcext:value-type="float">
            <text:p>22.7738252255</text:p>
          </table:table-cell>
          <table:table-cell table:number-columns-repeated="3"/>
        </table:table-row>
      </table:table>
      <table:table table:name="Sheet5" table:style-name="ta1">
        <table:table-column table:style-name="co1" table:number-columns-repeated="9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9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48" calcext:value-type="float">
            <text:p>748</text:p>
          </table:table-cell>
          <table:table-cell office:value-type="float" office:value="1.54508744853054" calcext:value-type="float">
            <text:p>1.5450874485</text:p>
          </table:table-cell>
          <table:table-cell office:value-type="float" office:value="1.5274947595556" calcext:value-type="float">
            <text:p>1.527494759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181" calcext:value-type="float">
            <text:p>1181</text:p>
          </table:table-cell>
          <table:table-cell office:value-type="float" office:value="1.42092271728259" calcext:value-type="float">
            <text:p>1.4209227173</text:p>
          </table:table-cell>
          <table:table-cell office:value-type="float" office:value="1.26499261203557" calcext:value-type="float">
            <text:p>1.26499261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603" calcext:value-type="float">
            <text:p>1603</text:p>
          </table:table-cell>
          <table:table-cell office:value-type="float" office:value="0.445493141572558" calcext:value-type="float">
            <text:p>0.4454931416</text:p>
          </table:table-cell>
          <table:table-cell office:value-type="float" office:value="1.64967609656776" calcext:value-type="float">
            <text:p>1.649676096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69" calcext:value-type="float">
            <text:p>169</text:p>
          </table:table-cell>
          <table:table-cell office:value-type="float" office:value="4.71596718669579" calcext:value-type="float">
            <text:p>4.7159671867</text:p>
          </table:table-cell>
          <table:table-cell office:value-type="float" office:value="2.67923685109866" calcext:value-type="float">
            <text:p>2.6792368511</text:p>
          </table:table-cell>
          <table:table-cell/>
          <table:table-cell table:formula="of:=[.J15]+[.J24]+[.J33]+[.J41]+[.J52]+[.J61]+[.J76]+[.J91]+[.J101]+[.J116]" office:value-type="float" office:value="115.711273480075" calcext:value-type="float">
            <text:p>115.7112734801</text:p>
          </table:table-cell>
          <table:table-cell table:formula="of:=[.L10]/10" office:value-type="float" office:value="11.5711273480075" calcext:value-type="float">
            <text:p>11.57112734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6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925" calcext:value-type="float">
            <text:p>925</text:p>
          </table:table-cell>
          <table:table-cell office:value-type="float" office:value="1.23299058760972" calcext:value-type="float">
            <text:p>1.2329905876</text:p>
          </table:table-cell>
          <table:table-cell office:value-type="float" office:value="0.919637838948929" calcext:value-type="float">
            <text:p>0.919637838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6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" calcext:value-type="float">
            <text:p>7</text:p>
          </table:table-cell>
          <table:table-cell office:value-type="float" office:value="15.6799265952279" calcext:value-type="float">
            <text:p>15.6799265952</text:p>
          </table:table-cell>
          <table:table-cell office:value-type="float" office:value="2.67335467821653" calcext:value-type="float">
            <text:p>2.673354678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8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" calcext:value-type="float">
            <text:p>1</text:p>
          </table:table-cell>
          <table:table-cell office:value-type="float" office:value="6.613927191523" calcext:value-type="float">
            <text:p>6.6139271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formula="of:=SUM([.J7:.J14])" office:value-type="float" office:value="10.714392836423" calcext:value-type="float">
            <text:p>10.7143928364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00" calcext:value-type="float">
            <text:p>800</text:p>
          </table:table-cell>
          <table:table-cell office:value-type="float" office:value="0.321755918026235" calcext:value-type="float">
            <text:p>0.321755918</text:p>
          </table:table-cell>
          <table:table-cell office:value-type="float" office:value="0.891304811147173" calcext:value-type="float">
            <text:p>0.891304811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68" calcext:value-type="float">
            <text:p>468</text:p>
          </table:table-cell>
          <table:table-cell office:value-type="float" office:value="0.986588244802284" calcext:value-type="float">
            <text:p>0.9865882448</text:p>
          </table:table-cell>
          <table:table-cell office:value-type="float" office:value="0.998686611658421" calcext:value-type="float">
            <text:p>0.998686611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6" calcext:value-type="float">
            <text:p>26</text:p>
          </table:table-cell>
          <table:table-cell office:value-type="float" office:value="4.10207662625596" calcext:value-type="float">
            <text:p>4.1020766263</text:p>
          </table:table-cell>
          <table:table-cell office:value-type="float" office:value="4.22831929159705" calcext:value-type="float">
            <text:p>4.228319291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" calcext:value-type="float">
            <text:p>6</text:p>
          </table:table-cell>
          <table:table-cell office:value-type="float" office:value="8.271058808231" calcext:value-type="float">
            <text:p>8.2710588082</text:p>
          </table:table-cell>
          <table:table-cell office:value-type="float" office:value="4.16698691731427" calcext:value-type="float">
            <text:p>4.166986917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25" calcext:value-type="float">
            <text:p>125</text:p>
          </table:table-cell>
          <table:table-cell office:value-type="float" office:value="1.68578616334018" calcext:value-type="float">
            <text:p>1.6857861633</text:p>
          </table:table-cell>
          <table:table-cell office:value-type="float" office:value="0.851761184800679" calcext:value-type="float">
            <text:p>0.8517611848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formula="of:=SUM([.J18:.J23])" office:value-type="float" office:value="11.1370588165176" calcext:value-type="float">
            <text:p>11.1370588165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73" calcext:value-type="float">
            <text:p>773</text:p>
          </table:table-cell>
          <table:table-cell office:value-type="float" office:value="0.230601259357003" calcext:value-type="float">
            <text:p>0.2306012594</text:p>
          </table:table-cell>
          <table:table-cell office:value-type="float" office:value="0.755856173884156" calcext:value-type="float">
            <text:p>0.755856173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67" calcext:value-type="float">
            <text:p>467</text:p>
          </table:table-cell>
          <table:table-cell office:value-type="float" office:value="0.976647882202355" calcext:value-type="float">
            <text:p>0.9766478822</text:p>
          </table:table-cell>
          <table:table-cell office:value-type="float" office:value="0.976305559019215" calcext:value-type="float">
            <text:p>0.97630555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1" calcext:value-type="float">
            <text:p>11</text:p>
          </table:table-cell>
          <table:table-cell office:value-type="float" office:value="8.942224309076" calcext:value-type="float">
            <text:p>8.9422243091</text:p>
          </table:table-cell>
          <table:table-cell office:value-type="float" office:value="0.0623324947782093" calcext:value-type="float">
            <text:p>0.062332494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" calcext:value-type="float">
            <text:p>6</text:p>
          </table:table-cell>
          <table:table-cell office:value-type="float" office:value="8.271058808231" calcext:value-type="float">
            <text:p>8.2710588082</text:p>
          </table:table-cell>
          <table:table-cell office:value-type="float" office:value="4.16698691731427" calcext:value-type="float">
            <text:p>4.166986917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0" calcext:value-type="float">
            <text:p>40</text:p>
          </table:table-cell>
          <table:table-cell office:value-type="float" office:value="0.802903925705675" calcext:value-type="float">
            <text:p>0.8029039257</text:p>
          </table:table-cell>
          <table:table-cell office:value-type="float" office:value="0.225758972387068" calcext:value-type="float">
            <text:p>0.2257589724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formula="of:=SUM([.J27:.J32])" office:value-type="float" office:value="6.18724011738292" calcext:value-type="float">
            <text:p>6.1872401174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" calcext:value-type="float">
            <text:p>5</text:p>
          </table:table-cell>
          <table:table-cell office:value-type="float" office:value="0.837157913438" calcext:value-type="float">
            <text:p>0.8371579134</text:p>
          </table:table-cell>
          <table:table-cell office:value-type="float" office:value="0.367564290323911" calcext:value-type="float">
            <text:p>0.367564290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1" calcext:value-type="float">
            <text:p>51</text:p>
          </table:table-cell>
          <table:table-cell office:value-type="float" office:value="4.10627257736267" calcext:value-type="float">
            <text:p>4.1062725774</text:p>
          </table:table-cell>
          <table:table-cell office:value-type="float" office:value="0.441440965864415" calcext:value-type="float">
            <text:p>0.441440965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09" calcext:value-type="float">
            <text:p>309</text:p>
          </table:table-cell>
          <table:table-cell table:style-name="ce1" office:value-type="float" office:value="0.000913335757902913" calcext:value-type="float">
            <text:p>9.13E-04</text:p>
          </table:table-cell>
          <table:table-cell table:style-name="ce1" office:value-type="float" office:value="0.000443231764345528" calcext:value-type="float">
            <text:p>4.43E-0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71" calcext:value-type="float">
            <text:p>171</text:p>
          </table:table-cell>
          <table:table-cell office:value-type="float" office:value="0.111980379630275" calcext:value-type="float">
            <text:p>0.1119803796</text:p>
          </table:table-cell>
          <table:table-cell office:value-type="float" office:value="0.109888574086034" calcext:value-type="float">
            <text:p>0.1098885741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formula="of:=SUM([.J36:.J40])" office:value-type="float" office:value="0.919337062038706" calcext:value-type="float">
            <text:p>0.919337062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" calcext:value-type="float">
            <text:p>5</text:p>
          </table:table-cell>
          <table:table-cell office:value-type="float" office:value="0.837157913438" calcext:value-type="float">
            <text:p>0.8371579134</text:p>
          </table:table-cell>
          <table:table-cell office:value-type="float" office:value="0.367564290323911" calcext:value-type="float">
            <text:p>0.367564290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1" calcext:value-type="float">
            <text:p>51</text:p>
          </table:table-cell>
          <table:table-cell office:value-type="float" office:value="4.10627257736267" calcext:value-type="float">
            <text:p>4.1062725774</text:p>
          </table:table-cell>
          <table:table-cell office:value-type="float" office:value="0.441440965864415" calcext:value-type="float">
            <text:p>0.441440965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46" calcext:value-type="float">
            <text:p>646</text:p>
          </table:table-cell>
          <table:table-cell office:value-type="float" office:value="0.124877720045516" calcext:value-type="float">
            <text:p>0.12487772</text:p>
          </table:table-cell>
          <table:table-cell office:value-type="float" office:value="0.761452820985525" calcext:value-type="float">
            <text:p>0.76145282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3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47" calcext:value-type="float">
            <text:p>247</text:p>
          </table:table-cell>
          <table:table-cell office:value-type="float" office:value="0.246929487305919" calcext:value-type="float">
            <text:p>0.2469294873</text:p>
          </table:table-cell>
          <table:table-cell office:value-type="float" office:value="0.360388399527433" calcext:value-type="float">
            <text:p>0.360388399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04" calcext:value-type="float">
            <text:p>204</text:p>
          </table:table-cell>
          <table:table-cell office:value-type="float" office:value="2.31710023613439" calcext:value-type="float">
            <text:p>2.3171002361</text:p>
          </table:table-cell>
          <table:table-cell office:value-type="float" office:value="1.73211116042067" calcext:value-type="float">
            <text:p>1.732111160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0" calcext:value-type="float">
            <text:p>70</text:p>
          </table:table-cell>
          <table:table-cell office:value-type="float" office:value="5.94348555790146" calcext:value-type="float">
            <text:p>5.9434855579</text:p>
          </table:table-cell>
          <table:table-cell office:value-type="float" office:value="2.53134592691789" calcext:value-type="float">
            <text:p>2.531345926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64" calcext:value-type="float">
            <text:p>164</text:p>
          </table:table-cell>
          <table:table-cell office:value-type="float" office:value="4.05144033114624" calcext:value-type="float">
            <text:p>4.0514403311</text:p>
          </table:table-cell>
          <table:table-cell office:value-type="float" office:value="0.976169421575335" calcext:value-type="float">
            <text:p>0.9761694216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formula="of:=SUM([.J44:.J51])" office:value-type="float" office:value="7.17047298561518" calcext:value-type="float">
            <text:p>7.170472985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80" calcext:value-type="float">
            <text:p>480</text:p>
          </table:table-cell>
          <table:table-cell office:value-type="float" office:value="0.317917465586479" calcext:value-type="float">
            <text:p>0.3179174656</text:p>
          </table:table-cell>
          <table:table-cell office:value-type="float" office:value="0.42342849564017" calcext:value-type="float">
            <text:p>0.423428495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6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0" calcext:value-type="float">
            <text:p>70</text:p>
          </table:table-cell>
          <table:table-cell office:value-type="float" office:value="7.28404456588794" calcext:value-type="float">
            <text:p>7.2840445659</text:p>
          </table:table-cell>
          <table:table-cell office:value-type="float" office:value="1.2398368580412" calcext:value-type="float">
            <text:p>1.23983685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6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98" calcext:value-type="float">
            <text:p>498</text:p>
          </table:table-cell>
          <table:table-cell office:value-type="float" office:value="2.71826645660328" calcext:value-type="float">
            <text:p>2.7182664566</text:p>
          </table:table-cell>
          <table:table-cell office:value-type="float" office:value="2.79893166551856" calcext:value-type="float">
            <text:p>2.798931665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6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0" calcext:value-type="float">
            <text:p>10</text:p>
          </table:table-cell>
          <table:table-cell office:value-type="float" office:value="7.9435090837058" calcext:value-type="float">
            <text:p>7.9435090837</text:p>
          </table:table-cell>
          <table:table-cell office:value-type="float" office:value="0.237735797968694" calcext:value-type="float">
            <text:p>0.23773579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31" calcext:value-type="float">
            <text:p>331</text:p>
          </table:table-cell>
          <table:table-cell office:value-type="float" office:value="1.61487850891989" calcext:value-type="float">
            <text:p>1.6148785089</text:p>
          </table:table-cell>
          <table:table-cell office:value-type="float" office:value="0.698840044096619" calcext:value-type="float">
            <text:p>0.698840044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9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4" calcext:value-type="float">
            <text:p>74</text:p>
          </table:table-cell>
          <table:table-cell office:value-type="float" office:value="4.33833802658897" calcext:value-type="float">
            <text:p>4.3383380266</text:p>
          </table:table-cell>
          <table:table-cell office:value-type="float" office:value="1.84581149548332" calcext:value-type="float">
            <text:p>1.8458114955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formula="of:=SUM([.J54:.J60])" office:value-type="float" office:value="7.24458435674856" calcext:value-type="float">
            <text:p>7.244584356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473" calcext:value-type="float">
            <text:p>1473</text:p>
          </table:table-cell>
          <table:table-cell office:value-type="float" office:value="0.0670323465439179" calcext:value-type="float">
            <text:p>0.0670323465</text:p>
          </table:table-cell>
          <table:table-cell office:value-type="float" office:value="0.294371728811727" calcext:value-type="float">
            <text:p>0.294371728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17" calcext:value-type="float">
            <text:p>817</text:p>
          </table:table-cell>
          <table:table-cell office:value-type="float" office:value="2.57606312980071" calcext:value-type="float">
            <text:p>2.5760631298</text:p>
          </table:table-cell>
          <table:table-cell office:value-type="float" office:value="2.04939935887836" calcext:value-type="float">
            <text:p>2.049399358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18" calcext:value-type="float">
            <text:p>418</text:p>
          </table:table-cell>
          <table:table-cell office:value-type="float" office:value="2.97790230101486" calcext:value-type="float">
            <text:p>2.977902301</text:p>
          </table:table-cell>
          <table:table-cell office:value-type="float" office:value="1.4375506754914" calcext:value-type="float">
            <text:p>1.437550675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35" calcext:value-type="float">
            <text:p>135</text:p>
          </table:table-cell>
          <table:table-cell office:value-type="float" office:value="2.54625770214442" calcext:value-type="float">
            <text:p>2.5462577021</text:p>
          </table:table-cell>
          <table:table-cell office:value-type="float" office:value="2.67205452142176" calcext:value-type="float">
            <text:p>2.672054521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2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57" calcext:value-type="float">
            <text:p>357</text:p>
          </table:table-cell>
          <table:table-cell office:value-type="float" office:value="3.46171429950293" calcext:value-type="float">
            <text:p>3.4617142995</text:p>
          </table:table-cell>
          <table:table-cell office:value-type="float" office:value="2.71277767691881" calcext:value-type="float">
            <text:p>2.712777676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6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25" calcext:value-type="float">
            <text:p>125</text:p>
          </table:table-cell>
          <table:table-cell office:value-type="float" office:value="6.3660097383083" calcext:value-type="float">
            <text:p>6.3660097383</text:p>
          </table:table-cell>
          <table:table-cell office:value-type="float" office:value="3.47221111712298" calcext:value-type="float">
            <text:p>3.472211117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570" calcext:value-type="float">
            <text:p>1570</text:p>
          </table:table-cell>
          <table:table-cell office:value-type="float" office:value="0.768658480331279" calcext:value-type="float">
            <text:p>0.7686584803</text:p>
          </table:table-cell>
          <table:table-cell office:value-type="float" office:value="1.79724423037483" calcext:value-type="float">
            <text:p>1.797244230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22" calcext:value-type="float">
            <text:p>122</text:p>
          </table:table-cell>
          <table:table-cell office:value-type="float" office:value="0.29372711681227" calcext:value-type="float">
            <text:p>0.2937271168</text:p>
          </table:table-cell>
          <table:table-cell office:value-type="float" office:value="0.213778005690135" calcext:value-type="float">
            <text:p>0.213778005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" calcext:value-type="float">
            <text:p>4</text:p>
          </table:table-cell>
          <table:table-cell office:value-type="float" office:value="4.1646843757355" calcext:value-type="float">
            <text:p>4.1646843757</text:p>
          </table:table-cell>
          <table:table-cell office:value-type="float" office:value="0.616257187683424" calcext:value-type="float">
            <text:p>0.616257187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" calcext:value-type="float">
            <text:p>8</text:p>
          </table:table-cell>
          <table:table-cell office:value-type="float" office:value="4.147862014476" calcext:value-type="float">
            <text:p>4.1478620145</text:p>
          </table:table-cell>
          <table:table-cell office:value-type="float" office:value="3.79958754989839" calcext:value-type="float">
            <text:p>3.799587549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2" calcext:value-type="float">
            <text:p>52</text:p>
          </table:table-cell>
          <table:table-cell office:value-type="float" office:value="3.19680489581408" calcext:value-type="float">
            <text:p>3.1968048958</text:p>
          </table:table-cell>
          <table:table-cell office:value-type="float" office:value="1.79158716758192" calcext:value-type="float">
            <text:p>1.791587167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72" calcext:value-type="float">
            <text:p>172</text:p>
          </table:table-cell>
          <table:table-cell office:value-type="float" office:value="3.68408990022758" calcext:value-type="float">
            <text:p>3.6840899002</text:p>
          </table:table-cell>
          <table:table-cell office:value-type="float" office:value="1.90045101927051" calcext:value-type="float">
            <text:p>1.9004510193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formula="of:=SUM([.J63:.J75])" office:value-type="float" office:value="22.7572702391442" calcext:value-type="float">
            <text:p>22.757270239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473" calcext:value-type="float">
            <text:p>1473</text:p>
          </table:table-cell>
          <table:table-cell office:value-type="float" office:value="0.0670323465439179" calcext:value-type="float">
            <text:p>0.0670323465</text:p>
          </table:table-cell>
          <table:table-cell office:value-type="float" office:value="0.294371728811727" calcext:value-type="float">
            <text:p>0.294371728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17" calcext:value-type="float">
            <text:p>817</text:p>
          </table:table-cell>
          <table:table-cell office:value-type="float" office:value="2.57606312980071" calcext:value-type="float">
            <text:p>2.5760631298</text:p>
          </table:table-cell>
          <table:table-cell office:value-type="float" office:value="2.04939935887836" calcext:value-type="float">
            <text:p>2.049399358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18" calcext:value-type="float">
            <text:p>418</text:p>
          </table:table-cell>
          <table:table-cell office:value-type="float" office:value="2.97790230101486" calcext:value-type="float">
            <text:p>2.977902301</text:p>
          </table:table-cell>
          <table:table-cell office:value-type="float" office:value="1.4375506754914" calcext:value-type="float">
            <text:p>1.437550675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35" calcext:value-type="float">
            <text:p>135</text:p>
          </table:table-cell>
          <table:table-cell office:value-type="float" office:value="2.54625770214442" calcext:value-type="float">
            <text:p>2.5462577021</text:p>
          </table:table-cell>
          <table:table-cell office:value-type="float" office:value="2.67205452142176" calcext:value-type="float">
            <text:p>2.672054521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2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57" calcext:value-type="float">
            <text:p>357</text:p>
          </table:table-cell>
          <table:table-cell office:value-type="float" office:value="3.46171429950293" calcext:value-type="float">
            <text:p>3.4617142995</text:p>
          </table:table-cell>
          <table:table-cell office:value-type="float" office:value="2.71277767691881" calcext:value-type="float">
            <text:p>2.712777676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6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25" calcext:value-type="float">
            <text:p>125</text:p>
          </table:table-cell>
          <table:table-cell office:value-type="float" office:value="6.3660097383083" calcext:value-type="float">
            <text:p>6.3660097383</text:p>
          </table:table-cell>
          <table:table-cell office:value-type="float" office:value="3.47221111712298" calcext:value-type="float">
            <text:p>3.472211117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570" calcext:value-type="float">
            <text:p>1570</text:p>
          </table:table-cell>
          <table:table-cell office:value-type="float" office:value="0.768658480331279" calcext:value-type="float">
            <text:p>0.7686584803</text:p>
          </table:table-cell>
          <table:table-cell office:value-type="float" office:value="1.79724423037483" calcext:value-type="float">
            <text:p>1.797244230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22" calcext:value-type="float">
            <text:p>122</text:p>
          </table:table-cell>
          <table:table-cell office:value-type="float" office:value="0.29372711681227" calcext:value-type="float">
            <text:p>0.2937271168</text:p>
          </table:table-cell>
          <table:table-cell office:value-type="float" office:value="0.213778005690135" calcext:value-type="float">
            <text:p>0.213778005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" calcext:value-type="float">
            <text:p>4</text:p>
          </table:table-cell>
          <table:table-cell office:value-type="float" office:value="4.1646843757355" calcext:value-type="float">
            <text:p>4.1646843757</text:p>
          </table:table-cell>
          <table:table-cell office:value-type="float" office:value="0.616257187683424" calcext:value-type="float">
            <text:p>0.616257187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" calcext:value-type="float">
            <text:p>8</text:p>
          </table:table-cell>
          <table:table-cell office:value-type="float" office:value="4.147862014476" calcext:value-type="float">
            <text:p>4.1478620145</text:p>
          </table:table-cell>
          <table:table-cell office:value-type="float" office:value="3.79958754989839" calcext:value-type="float">
            <text:p>3.799587549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2" calcext:value-type="float">
            <text:p>52</text:p>
          </table:table-cell>
          <table:table-cell office:value-type="float" office:value="3.19680489581408" calcext:value-type="float">
            <text:p>3.1968048958</text:p>
          </table:table-cell>
          <table:table-cell office:value-type="float" office:value="1.79158716758192" calcext:value-type="float">
            <text:p>1.791587167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72" calcext:value-type="float">
            <text:p>172</text:p>
          </table:table-cell>
          <table:table-cell office:value-type="float" office:value="3.68408990022758" calcext:value-type="float">
            <text:p>3.6840899002</text:p>
          </table:table-cell>
          <table:table-cell office:value-type="float" office:value="1.90045101927051" calcext:value-type="float">
            <text:p>1.9004510193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formula="of:=SUM([.J78:.J90])" office:value-type="float" office:value="22.7572702391442" calcext:value-type="float">
            <text:p>22.757270239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469" calcext:value-type="float">
            <text:p>1469</text:p>
          </table:table-cell>
          <table:table-cell office:value-type="float" office:value="0.0537541561332975" calcext:value-type="float">
            <text:p>0.0537541561</text:p>
          </table:table-cell>
          <table:table-cell office:value-type="float" office:value="0.14517994529686" calcext:value-type="float">
            <text:p>0.145179945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00" calcext:value-type="float">
            <text:p>600</text:p>
          </table:table-cell>
          <table:table-cell office:value-type="float" office:value="1.89688907919152" calcext:value-type="float">
            <text:p>1.8968890792</text:p>
          </table:table-cell>
          <table:table-cell office:value-type="float" office:value="1.54119290068737" calcext:value-type="float">
            <text:p>1.541192900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02" calcext:value-type="float">
            <text:p>402</text:p>
          </table:table-cell>
          <table:table-cell office:value-type="float" office:value="2.83706515270928" calcext:value-type="float">
            <text:p>2.8370651527</text:p>
          </table:table-cell>
          <table:table-cell office:value-type="float" office:value="1.2006032672396" calcext:value-type="float">
            <text:p>1.200603267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24" calcext:value-type="float">
            <text:p>124</text:p>
          </table:table-cell>
          <table:table-cell office:value-type="float" office:value="2.25311350165632" calcext:value-type="float">
            <text:p>2.2531135017</text:p>
          </table:table-cell>
          <table:table-cell office:value-type="float" office:value="2.58952995840286" calcext:value-type="float">
            <text:p>2.589529958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2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40" calcext:value-type="float">
            <text:p>140</text:p>
          </table:table-cell>
          <table:table-cell office:value-type="float" office:value="4.35926404621226" calcext:value-type="float">
            <text:p>4.3592640462</text:p>
          </table:table-cell>
          <table:table-cell office:value-type="float" office:value="3.38579749340822" calcext:value-type="float">
            <text:p>3.385797493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6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" calcext:value-type="float">
            <text:p>7</text:p>
          </table:table-cell>
          <table:table-cell office:value-type="float" office:value="3.18856411177957" calcext:value-type="float">
            <text:p>3.1885641118</text:p>
          </table:table-cell>
          <table:table-cell office:value-type="float" office:value="0.113174440108669" calcext:value-type="float">
            <text:p>0.113174440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2" calcext:value-type="float">
            <text:p>12</text:p>
          </table:table-cell>
          <table:table-cell office:value-type="float" office:value="8.32840707201475" calcext:value-type="float">
            <text:p>8.328407072</text:p>
          </table:table-cell>
          <table:table-cell office:value-type="float" office:value="0.274800825219985" calcext:value-type="float">
            <text:p>0.2748008252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formula="of:=SUM([.J93:.J100])" office:value-type="float" office:value="9.25027883036356" calcext:value-type="float">
            <text:p>9.250278830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380" calcext:value-type="float">
            <text:p>1380</text:p>
          </table:table-cell>
          <table:table-cell office:value-type="float" office:value="0.110611045511486" calcext:value-type="float">
            <text:p>0.1106110455</text:p>
          </table:table-cell>
          <table:table-cell office:value-type="float" office:value="0.425205029009743" calcext:value-type="float">
            <text:p>0.42520502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38" calcext:value-type="float">
            <text:p>238</text:p>
          </table:table-cell>
          <table:table-cell office:value-type="float" office:value="2.66546151588087" calcext:value-type="float">
            <text:p>2.6654615159</text:p>
          </table:table-cell>
          <table:table-cell office:value-type="float" office:value="1.14287530610361" calcext:value-type="float">
            <text:p>1.142875306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434" calcext:value-type="float">
            <text:p>1434</text:p>
          </table:table-cell>
          <table:table-cell office:value-type="float" office:value="0.0950858885482022" calcext:value-type="float">
            <text:p>0.0950858885</text:p>
          </table:table-cell>
          <table:table-cell office:value-type="float" office:value="0.318186968538085" calcext:value-type="float">
            <text:p>0.318186968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53" calcext:value-type="float">
            <text:p>153</text:p>
          </table:table-cell>
          <table:table-cell office:value-type="float" office:value="4.52298667752877" calcext:value-type="float">
            <text:p>4.5229866775</text:p>
          </table:table-cell>
          <table:table-cell office:value-type="float" office:value="2.9988724484782" calcext:value-type="float">
            <text:p>2.998872448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79" calcext:value-type="float">
            <text:p>179</text:p>
          </table:table-cell>
          <table:table-cell office:value-type="float" office:value="3.86325873970724" calcext:value-type="float">
            <text:p>3.8632587397</text:p>
          </table:table-cell>
          <table:table-cell office:value-type="float" office:value="1.97591943885849" calcext:value-type="float">
            <text:p>1.975919438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" calcext:value-type="float">
            <text:p>4</text:p>
          </table:table-cell>
          <table:table-cell office:value-type="float" office:value="1.5727352655005" calcext:value-type="float">
            <text:p>1.5727352655</text:p>
          </table:table-cell>
          <table:table-cell office:value-type="float" office:value="0.00766655335609576" calcext:value-type="float">
            <text:p>0.007666553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00" calcext:value-type="float">
            <text:p>100</text:p>
          </table:table-cell>
          <table:table-cell office:value-type="float" office:value="2.54240526211947" calcext:value-type="float">
            <text:p>2.5424052621</text:p>
          </table:table-cell>
          <table:table-cell office:value-type="float" office:value="2.38198155228831" calcext:value-type="float">
            <text:p>2.381981552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2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07" calcext:value-type="float">
            <text:p>107</text:p>
          </table:table-cell>
          <table:table-cell office:value-type="float" office:value="6.28984817317359" calcext:value-type="float">
            <text:p>6.2898481732</text:p>
          </table:table-cell>
          <table:table-cell office:value-type="float" office:value="3.35329928430137" calcext:value-type="float">
            <text:p>3.353299284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79" calcext:value-type="float">
            <text:p>479</text:p>
          </table:table-cell>
          <table:table-cell office:value-type="float" office:value="2.78938931695539" calcext:value-type="float">
            <text:p>2.789389317</text:p>
          </table:table-cell>
          <table:table-cell office:value-type="float" office:value="2.48463246609247" calcext:value-type="float">
            <text:p>2.484632466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83" calcext:value-type="float">
            <text:p>183</text:p>
          </table:table-cell>
          <table:table-cell office:value-type="float" office:value="5.42176639136302" calcext:value-type="float">
            <text:p>5.4217663914</text:p>
          </table:table-cell>
          <table:table-cell office:value-type="float" office:value="1.76613029720608" calcext:value-type="float">
            <text:p>1.766130297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6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2" calcext:value-type="float">
            <text:p>22</text:p>
          </table:table-cell>
          <table:table-cell office:value-type="float" office:value="1.47164459847232" calcext:value-type="float">
            <text:p>1.4716445985</text:p>
          </table:table-cell>
          <table:table-cell office:value-type="float" office:value="0.718598652464132" calcext:value-type="float">
            <text:p>0.718598652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8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" calcext:value-type="float">
            <text:p>1</text:p>
          </table:table-cell>
          <table:table-cell office:value-type="float" office:value="2.547611818396" calcext:value-type="float">
            <text:p>2.5476118184</text:p>
          </table:table-cell>
          <table:table-cell office:value-type="string" calcext:value-type="string">
            <text:p>Infinity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2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" calcext:value-type="float">
            <text:p>1</text:p>
          </table:table-cell>
          <table:table-cell office:value-type="float" office:value="0.219947808178" calcext:value-type="float">
            <text:p>0.21994780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SUM([.J103:.J115])" office:value-type="float" office:value="17.5733679966966" calcext:value-type="float">
            <text:p>17.5733679967</text:p>
          </table:table-cell>
          <table:table-cell table:number-columns-repeated="3"/>
        </table:table-row>
      </table:table>
      <table:table table:name="Sheet6" table:style-name="ta1">
        <table:table-column table:style-name="co1" table:number-columns-repeated="10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468" calcext:value-type="float">
            <text:p>1468</text:p>
          </table:table-cell>
          <table:table-cell office:value-type="float" office:value="0.0200582113463556" calcext:value-type="float">
            <text:p>0.0200582113</text:p>
          </table:table-cell>
          <table:table-cell office:value-type="float" office:value="0.135881276194204" calcext:value-type="float">
            <text:p>0.135881276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21" calcext:value-type="float">
            <text:p>221</text:p>
          </table:table-cell>
          <table:table-cell office:value-type="float" office:value="2.38129268900138" calcext:value-type="float">
            <text:p>2.381292689</text:p>
          </table:table-cell>
          <table:table-cell office:value-type="float" office:value="1.87633970421699" calcext:value-type="float">
            <text:p>1.876339704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40" calcext:value-type="float">
            <text:p>240</text:p>
          </table:table-cell>
          <table:table-cell office:value-type="float" office:value="3.10663316018669" calcext:value-type="float">
            <text:p>3.1066331602</text:p>
          </table:table-cell>
          <table:table-cell office:value-type="float" office:value="1.66970864269969" calcext:value-type="float">
            <text:p>1.669708642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9" calcext:value-type="float">
            <text:p>79</text:p>
          </table:table-cell>
          <table:table-cell office:value-type="float" office:value="4.53735000944109" calcext:value-type="float">
            <text:p>4.5373500094</text:p>
          </table:table-cell>
          <table:table-cell office:value-type="float" office:value="2.07833003581338" calcext:value-type="float">
            <text:p>2.0783300358</text:p>
          </table:table-cell>
          <table:table-cell/>
          <table:table-cell table:formula="of:=[.K13]+[.K25]+[.K38]+[.K51]+[.K67]+[.K83]+[.K100]+[.K115]+[.K136]" office:value-type="float" office:value="152.767612448887" calcext:value-type="float">
            <text:p>152.7676124489</text:p>
          </table:table-cell>
          <table:table-cell table:formula="of:=[.M7]/9" office:value-type="float" office:value="16.9741791609874" calcext:value-type="float">
            <text:p>16.97417916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outingScenario.node[1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3" calcext:value-type="float">
            <text:p>43</text:p>
          </table:table-cell>
          <table:table-cell office:value-type="float" office:value="2.78663396211635" calcext:value-type="float">
            <text:p>2.7866339621</text:p>
          </table:table-cell>
          <table:table-cell office:value-type="float" office:value="0.1000859140405" calcext:value-type="float">
            <text:p>0.10008591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69" calcext:value-type="float">
            <text:p>169</text:p>
          </table:table-cell>
          <table:table-cell office:value-type="float" office:value="6.22109026913999" calcext:value-type="float">
            <text:p>6.2210902691</text:p>
          </table:table-cell>
          <table:table-cell office:value-type="float" office:value="2.50351852399845" calcext:value-type="float">
            <text:p>2.50351852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5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5.53716494614" calcext:value-type="float">
            <text:p>5.5371649461</text:p>
          </table:table-cell>
          <table:table-cell office:value-type="float" office:value="0.0736480445213445" calcext:value-type="float">
            <text:p>0.073648044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2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3" calcext:value-type="float">
            <text:p>53</text:p>
          </table:table-cell>
          <table:table-cell office:value-type="float" office:value="10.3751744870985" calcext:value-type="float">
            <text:p>10.3751744871</text:p>
          </table:table-cell>
          <table:table-cell office:value-type="float" office:value="3.31647708259484" calcext:value-type="float">
            <text:p>3.316477082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5" calcext:value-type="float">
            <text:p>25</text:p>
          </table:table-cell>
          <table:table-cell office:value-type="float" office:value="2.5637774482426" calcext:value-type="float">
            <text:p>2.5637774482</text:p>
          </table:table-cell>
          <table:table-cell office:value-type="float" office:value="0.704146714381763" calcext:value-type="float">
            <text:p>0.7041467144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SUM([.K4:.K12])" office:value-type="float" office:value="12.4581359384612" calcext:value-type="float">
            <text:p>12.4581359385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468" calcext:value-type="float">
            <text:p>1468</text:p>
          </table:table-cell>
          <table:table-cell office:value-type="float" office:value="0.0200582113463556" calcext:value-type="float">
            <text:p>0.0200582113</text:p>
          </table:table-cell>
          <table:table-cell office:value-type="float" office:value="0.135881276194204" calcext:value-type="float">
            <text:p>0.135881276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21" calcext:value-type="float">
            <text:p>221</text:p>
          </table:table-cell>
          <table:table-cell office:value-type="float" office:value="2.38129268900138" calcext:value-type="float">
            <text:p>2.381292689</text:p>
          </table:table-cell>
          <table:table-cell office:value-type="float" office:value="1.87633970421699" calcext:value-type="float">
            <text:p>1.876339704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40" calcext:value-type="float">
            <text:p>240</text:p>
          </table:table-cell>
          <table:table-cell office:value-type="float" office:value="3.10663316018669" calcext:value-type="float">
            <text:p>3.1066331602</text:p>
          </table:table-cell>
          <table:table-cell office:value-type="float" office:value="1.66970864269969" calcext:value-type="float">
            <text:p>1.669708642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9" calcext:value-type="float">
            <text:p>79</text:p>
          </table:table-cell>
          <table:table-cell office:value-type="float" office:value="4.53735000944109" calcext:value-type="float">
            <text:p>4.5373500094</text:p>
          </table:table-cell>
          <table:table-cell office:value-type="float" office:value="2.07833003581338" calcext:value-type="float">
            <text:p>2.078330035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3" calcext:value-type="float">
            <text:p>43</text:p>
          </table:table-cell>
          <table:table-cell office:value-type="float" office:value="2.78663396211635" calcext:value-type="float">
            <text:p>2.7866339621</text:p>
          </table:table-cell>
          <table:table-cell office:value-type="float" office:value="0.1000859140405" calcext:value-type="float">
            <text:p>0.10008591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69" calcext:value-type="float">
            <text:p>169</text:p>
          </table:table-cell>
          <table:table-cell office:value-type="float" office:value="6.22109026913999" calcext:value-type="float">
            <text:p>6.2210902691</text:p>
          </table:table-cell>
          <table:table-cell office:value-type="float" office:value="2.50351852399845" calcext:value-type="float">
            <text:p>2.50351852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5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5.53716494614" calcext:value-type="float">
            <text:p>5.5371649461</text:p>
          </table:table-cell>
          <table:table-cell office:value-type="float" office:value="0.0736480445213445" calcext:value-type="float">
            <text:p>0.073648044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2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3" calcext:value-type="float">
            <text:p>53</text:p>
          </table:table-cell>
          <table:table-cell office:value-type="float" office:value="10.3751744870985" calcext:value-type="float">
            <text:p>10.3751744871</text:p>
          </table:table-cell>
          <table:table-cell office:value-type="float" office:value="3.31647708259484" calcext:value-type="float">
            <text:p>3.316477082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5" calcext:value-type="float">
            <text:p>25</text:p>
          </table:table-cell>
          <table:table-cell office:value-type="float" office:value="2.5637774482426" calcext:value-type="float">
            <text:p>2.5637774482</text:p>
          </table:table-cell>
          <table:table-cell office:value-type="float" office:value="0.704146714381763" calcext:value-type="float">
            <text:p>0.7041467144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SUM([.K16:.K24])" office:value-type="float" office:value="12.4581359384612" calcext:value-type="float">
            <text:p>12.4581359385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088" calcext:value-type="float">
            <text:p>1088</text:p>
          </table:table-cell>
          <table:table-cell office:value-type="float" office:value="0.00119212335586581" calcext:value-type="float">
            <text:p>0.0011921234</text:p>
          </table:table-cell>
          <table:table-cell office:value-type="float" office:value="0.00173153554392242" calcext:value-type="float">
            <text:p>0.001731535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07" calcext:value-type="float">
            <text:p>207</text:p>
          </table:table-cell>
          <table:table-cell office:value-type="float" office:value="2.07354516105453" calcext:value-type="float">
            <text:p>2.0735451611</text:p>
          </table:table-cell>
          <table:table-cell office:value-type="float" office:value="1.33571273284426" calcext:value-type="float">
            <text:p>1.335712732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86" calcext:value-type="float">
            <text:p>186</text:p>
          </table:table-cell>
          <table:table-cell office:value-type="float" office:value="2.46076881723207" calcext:value-type="float">
            <text:p>2.4607688172</text:p>
          </table:table-cell>
          <table:table-cell office:value-type="float" office:value="0.820197972568259" calcext:value-type="float">
            <text:p>0.820197972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6" calcext:value-type="float">
            <text:p>46</text:p>
          </table:table-cell>
          <table:table-cell office:value-type="float" office:value="3.64586225639096" calcext:value-type="float">
            <text:p>3.6458622564</text:p>
          </table:table-cell>
          <table:table-cell office:value-type="float" office:value="1.54580062249783" calcext:value-type="float">
            <text:p>1.545800622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3" calcext:value-type="float">
            <text:p>43</text:p>
          </table:table-cell>
          <table:table-cell office:value-type="float" office:value="2.78663396211635" calcext:value-type="float">
            <text:p>2.7866339621</text:p>
          </table:table-cell>
          <table:table-cell office:value-type="float" office:value="0.1000859140405" calcext:value-type="float">
            <text:p>0.10008591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07" calcext:value-type="float">
            <text:p>107</text:p>
          </table:table-cell>
          <table:table-cell office:value-type="float" office:value="6.18130063201193" calcext:value-type="float">
            <text:p>6.181300632</text:p>
          </table:table-cell>
          <table:table-cell office:value-type="float" office:value="0.594643808232894" calcext:value-type="float">
            <text:p>0.594643808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5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5.53716494614" calcext:value-type="float">
            <text:p>5.5371649461</text:p>
          </table:table-cell>
          <table:table-cell office:value-type="float" office:value="0.0736480445213445" calcext:value-type="float">
            <text:p>0.073648044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2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10.9568243402945" calcext:value-type="float">
            <text:p>10.9568243403</text:p>
          </table:table-cell>
          <table:table-cell office:value-type="float" office:value="0.013765399740929" calcext:value-type="float">
            <text:p>0.013765399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" calcext:value-type="float">
            <text:p>3</text:p>
          </table:table-cell>
          <table:table-cell office:value-type="float" office:value="0.77996995245" calcext:value-type="float">
            <text:p>0.7799699525</text:p>
          </table:table-cell>
          <table:table-cell office:value-type="float" office:value="0.0225448467929396" calcext:value-type="float">
            <text:p>0.0225448468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SUM([.K29:.K37])" office:value-type="float" office:value="4.50813087678288" calcext:value-type="float">
            <text:p>4.5081308768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331" calcext:value-type="float">
            <text:p>1331</text:p>
          </table:table-cell>
          <table:table-cell office:value-type="float" office:value="0.0588320048602171" calcext:value-type="float">
            <text:p>0.0588320049</text:p>
          </table:table-cell>
          <table:table-cell office:value-type="float" office:value="0.417725485095885" calcext:value-type="float">
            <text:p>0.417725485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35" calcext:value-type="float">
            <text:p>335</text:p>
          </table:table-cell>
          <table:table-cell office:value-type="float" office:value="2.86541396772694" calcext:value-type="float">
            <text:p>2.8654139677</text:p>
          </table:table-cell>
          <table:table-cell office:value-type="float" office:value="3.54670653556004" calcext:value-type="float">
            <text:p>3.546706535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00" calcext:value-type="float">
            <text:p>300</text:p>
          </table:table-cell>
          <table:table-cell office:value-type="float" office:value="3.40950466412474" calcext:value-type="float">
            <text:p>3.4095046641</text:p>
          </table:table-cell>
          <table:table-cell office:value-type="float" office:value="1.99220629724413" calcext:value-type="float">
            <text:p>1.992206297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39" calcext:value-type="float">
            <text:p>539</text:p>
          </table:table-cell>
          <table:table-cell office:value-type="float" office:value="3.38669288066524" calcext:value-type="float">
            <text:p>3.3866928807</text:p>
          </table:table-cell>
          <table:table-cell office:value-type="float" office:value="2.0020195391119" calcext:value-type="float">
            <text:p>2.002019539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2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41" calcext:value-type="float">
            <text:p>241</text:p>
          </table:table-cell>
          <table:table-cell office:value-type="float" office:value="7.14018511360588" calcext:value-type="float">
            <text:p>7.1401851136</text:p>
          </table:table-cell>
          <table:table-cell office:value-type="float" office:value="6.04941036276741" calcext:value-type="float">
            <text:p>6.049410362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5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1.9225982960545" calcext:value-type="float">
            <text:p>1.9225982961</text:p>
          </table:table-cell>
          <table:table-cell office:value-type="float" office:value="0.00795287123408917" calcext:value-type="float">
            <text:p>0.007952871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5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" calcext:value-type="float">
            <text:p>3</text:p>
          </table:table-cell>
          <table:table-cell office:value-type="float" office:value="7.85669484156367" calcext:value-type="float">
            <text:p>7.8566948416</text:p>
          </table:table-cell>
          <table:table-cell office:value-type="float" office:value="7.18840718678707" calcext:value-type="float">
            <text:p>7.188407186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0" calcext:value-type="float">
            <text:p>10</text:p>
          </table:table-cell>
          <table:table-cell office:value-type="float" office:value="9.1127455940945" calcext:value-type="float">
            <text:p>9.1127455941</text:p>
          </table:table-cell>
          <table:table-cell office:value-type="float" office:value="5.67353173142443" calcext:value-type="float">
            <text:p>5.673531731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4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8" calcext:value-type="float">
            <text:p>18</text:p>
          </table:table-cell>
          <table:table-cell office:value-type="float" office:value="11.9221033963923" calcext:value-type="float">
            <text:p>11.9221033964</text:p>
          </table:table-cell>
          <table:table-cell office:value-type="float" office:value="3.04730198369033" calcext:value-type="float">
            <text:p>3.047301983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9" calcext:value-type="float">
            <text:p>9</text:p>
          </table:table-cell>
          <table:table-cell office:value-type="float" office:value="0.659700323577222" calcext:value-type="float">
            <text:p>0.6597003236</text:p>
          </table:table-cell>
          <table:table-cell office:value-type="float" office:value="0.669519756706042" calcext:value-type="float">
            <text:p>0.6695197567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SUM([.K41:.K50])" office:value-type="float" office:value="30.5947817496213" calcext:value-type="float">
            <text:p>30.5947817496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255" calcext:value-type="float">
            <text:p>1255</text:p>
          </table:table-cell>
          <table:table-cell office:value-type="float" office:value="0.0724466628905824" calcext:value-type="float">
            <text:p>0.0724466629</text:p>
          </table:table-cell>
          <table:table-cell office:value-type="float" office:value="0.23467251102095" calcext:value-type="float">
            <text:p>0.23467251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9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93" calcext:value-type="float">
            <text:p>193</text:p>
          </table:table-cell>
          <table:table-cell office:value-type="float" office:value="0.514309871665917" calcext:value-type="float">
            <text:p>0.5143098717</text:p>
          </table:table-cell>
          <table:table-cell office:value-type="float" office:value="0.411285535050472" calcext:value-type="float">
            <text:p>0.411285535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8" calcext:value-type="float">
            <text:p>28</text:p>
          </table:table-cell>
          <table:table-cell office:value-type="float" office:value="5.03465509625072" calcext:value-type="float">
            <text:p>5.0346550963</text:p>
          </table:table-cell>
          <table:table-cell office:value-type="float" office:value="2.86710192475989" calcext:value-type="float">
            <text:p>2.867101924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2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72" calcext:value-type="float">
            <text:p>172</text:p>
          </table:table-cell>
          <table:table-cell office:value-type="float" office:value="9.49784886471097" calcext:value-type="float">
            <text:p>9.4978488647</text:p>
          </table:table-cell>
          <table:table-cell office:value-type="float" office:value="3.4800135543514" calcext:value-type="float">
            <text:p>3.480013554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57" calcext:value-type="float">
            <text:p>157</text:p>
          </table:table-cell>
          <table:table-cell office:value-type="float" office:value="1.71674133118934" calcext:value-type="float">
            <text:p>1.7167413312</text:p>
          </table:table-cell>
          <table:table-cell office:value-type="float" office:value="0.653637252573989" calcext:value-type="float">
            <text:p>0.653637252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362" calcext:value-type="float">
            <text:p>1362</text:p>
          </table:table-cell>
          <table:table-cell office:value-type="float" office:value="0.151357224608142" calcext:value-type="float">
            <text:p>0.1513572246</text:p>
          </table:table-cell>
          <table:table-cell office:value-type="float" office:value="0.357650678355035" calcext:value-type="float">
            <text:p>0.357650678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32" calcext:value-type="float">
            <text:p>232</text:p>
          </table:table-cell>
          <table:table-cell office:value-type="float" office:value="3.94484279377673" calcext:value-type="float">
            <text:p>3.9448427938</text:p>
          </table:table-cell>
          <table:table-cell office:value-type="float" office:value="2.02045832709269" calcext:value-type="float">
            <text:p>2.020458327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5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3.5335821113765" calcext:value-type="float">
            <text:p>3.5335821114</text:p>
          </table:table-cell>
          <table:table-cell office:value-type="float" office:value="3.35268534312367" calcext:value-type="float">
            <text:p>3.352685343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9" calcext:value-type="float">
            <text:p>69</text:p>
          </table:table-cell>
          <table:table-cell office:value-type="float" office:value="8.14836186027829" calcext:value-type="float">
            <text:p>8.1483618603</text:p>
          </table:table-cell>
          <table:table-cell office:value-type="float" office:value="1.45795395394733" calcext:value-type="float">
            <text:p>1.457953953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5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" calcext:value-type="float">
            <text:p>1</text:p>
          </table:table-cell>
          <table:table-cell office:value-type="float" office:value="3.968788574555" calcext:value-type="float">
            <text:p>3.968788574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6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9" calcext:value-type="float">
            <text:p>49</text:p>
          </table:table-cell>
          <table:table-cell office:value-type="float" office:value="5.01316496193773" calcext:value-type="float">
            <text:p>5.0131649619</text:p>
          </table:table-cell>
          <table:table-cell office:value-type="float" office:value="1.94034669100206" calcext:value-type="float">
            <text:p>1.94034669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7.078458508636" calcext:value-type="float">
            <text:p>7.0784585086</text:p>
          </table:table-cell>
          <table:table-cell office:value-type="float" office:value="0.693784024539493" calcext:value-type="float">
            <text:p>0.693784024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4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" calcext:value-type="float">
            <text:p>1</text:p>
          </table:table-cell>
          <table:table-cell office:value-type="float" office:value="3.214526877485" calcext:value-type="float">
            <text:p>3.2145268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SUM([.K54:.K66])" office:value-type="float" office:value="17.469589795817" calcext:value-type="float">
            <text:p>17.4695897958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254" calcext:value-type="float">
            <text:p>1254</text:p>
          </table:table-cell>
          <table:table-cell office:value-type="float" office:value="0.0699159380392121" calcext:value-type="float">
            <text:p>0.069915938</text:p>
          </table:table-cell>
          <table:table-cell office:value-type="float" office:value="0.216958500458516" calcext:value-type="float">
            <text:p>0.216958500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9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93" calcext:value-type="float">
            <text:p>193</text:p>
          </table:table-cell>
          <table:table-cell office:value-type="float" office:value="0.514309871665917" calcext:value-type="float">
            <text:p>0.5143098717</text:p>
          </table:table-cell>
          <table:table-cell office:value-type="float" office:value="0.411285535050472" calcext:value-type="float">
            <text:p>0.411285535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8" calcext:value-type="float">
            <text:p>28</text:p>
          </table:table-cell>
          <table:table-cell office:value-type="float" office:value="5.03465509625072" calcext:value-type="float">
            <text:p>5.0346550963</text:p>
          </table:table-cell>
          <table:table-cell office:value-type="float" office:value="2.86710192475989" calcext:value-type="float">
            <text:p>2.867101924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2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72" calcext:value-type="float">
            <text:p>172</text:p>
          </table:table-cell>
          <table:table-cell office:value-type="float" office:value="9.49784886471097" calcext:value-type="float">
            <text:p>9.4978488647</text:p>
          </table:table-cell>
          <table:table-cell office:value-type="float" office:value="3.4800135543514" calcext:value-type="float">
            <text:p>3.480013554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57" calcext:value-type="float">
            <text:p>157</text:p>
          </table:table-cell>
          <table:table-cell office:value-type="float" office:value="1.71674133118934" calcext:value-type="float">
            <text:p>1.7167413312</text:p>
          </table:table-cell>
          <table:table-cell office:value-type="float" office:value="0.653637252573989" calcext:value-type="float">
            <text:p>0.653637252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339" calcext:value-type="float">
            <text:p>1339</text:p>
          </table:table-cell>
          <table:table-cell office:value-type="float" office:value="0.153901246696337" calcext:value-type="float">
            <text:p>0.1539012467</text:p>
          </table:table-cell>
          <table:table-cell office:value-type="float" office:value="0.360179122903379" calcext:value-type="float">
            <text:p>0.360179122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25" calcext:value-type="float">
            <text:p>225</text:p>
          </table:table-cell>
          <table:table-cell office:value-type="float" office:value="4.04191860743247" calcext:value-type="float">
            <text:p>4.0419186074</text:p>
          </table:table-cell>
          <table:table-cell office:value-type="float" office:value="1.9440762903608" calcext:value-type="float">
            <text:p>1.944076290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5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3.5335821113765" calcext:value-type="float">
            <text:p>3.5335821114</text:p>
          </table:table-cell>
          <table:table-cell office:value-type="float" office:value="3.35268534312367" calcext:value-type="float">
            <text:p>3.352685343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9" calcext:value-type="float">
            <text:p>69</text:p>
          </table:table-cell>
          <table:table-cell office:value-type="float" office:value="8.14836186027829" calcext:value-type="float">
            <text:p>8.1483618603</text:p>
          </table:table-cell>
          <table:table-cell office:value-type="float" office:value="1.45795395394733" calcext:value-type="float">
            <text:p>1.457953953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5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" calcext:value-type="float">
            <text:p>1</text:p>
          </table:table-cell>
          <table:table-cell office:value-type="float" office:value="3.968788574555" calcext:value-type="float">
            <text:p>3.968788574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6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9" calcext:value-type="float">
            <text:p>49</text:p>
          </table:table-cell>
          <table:table-cell office:value-type="float" office:value="5.01316496193773" calcext:value-type="float">
            <text:p>5.0131649619</text:p>
          </table:table-cell>
          <table:table-cell office:value-type="float" office:value="1.94034669100206" calcext:value-type="float">
            <text:p>1.94034669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" calcext:value-type="float">
            <text:p>3</text:p>
          </table:table-cell>
          <table:table-cell office:value-type="float" office:value="6.757970301106" calcext:value-type="float">
            <text:p>6.7579703011</text:p>
          </table:table-cell>
          <table:table-cell office:value-type="float" office:value="0.740814558341317" calcext:value-type="float">
            <text:p>0.740814558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4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" calcext:value-type="float">
            <text:p>1</text:p>
          </table:table-cell>
          <table:table-cell office:value-type="float" office:value="3.214526877485" calcext:value-type="float">
            <text:p>3.2145268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SUM([.K70:.K82])" office:value-type="float" office:value="17.4250527268728" calcext:value-type="float">
            <text:p>17.4250527269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645" calcext:value-type="float">
            <text:p>1645</text:p>
          </table:table-cell>
          <table:table-cell office:value-type="float" office:value="0.156385384270617" calcext:value-type="float">
            <text:p>0.1563853843</text:p>
          </table:table-cell>
          <table:table-cell office:value-type="float" office:value="0.334088193263388" calcext:value-type="float">
            <text:p>0.334088193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1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54" calcext:value-type="float">
            <text:p>754</text:p>
          </table:table-cell>
          <table:table-cell office:value-type="float" office:value="1.48994142863124" calcext:value-type="float">
            <text:p>1.4899414286</text:p>
          </table:table-cell>
          <table:table-cell office:value-type="float" office:value="1.60579164025095" calcext:value-type="float">
            <text:p>1.605791640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06" calcext:value-type="float">
            <text:p>206</text:p>
          </table:table-cell>
          <table:table-cell office:value-type="float" office:value="3.70035136808594" calcext:value-type="float">
            <text:p>3.7003513681</text:p>
          </table:table-cell>
          <table:table-cell office:value-type="float" office:value="1.92351233804376" calcext:value-type="float">
            <text:p>1.92351233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27" calcext:value-type="float">
            <text:p>427</text:p>
          </table:table-cell>
          <table:table-cell office:value-type="float" office:value="1.98397441607113" calcext:value-type="float">
            <text:p>1.9839744161</text:p>
          </table:table-cell>
          <table:table-cell office:value-type="float" office:value="2.91176476695768" calcext:value-type="float">
            <text:p>2.91176476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8" calcext:value-type="float">
            <text:p>68</text:p>
          </table:table-cell>
          <table:table-cell office:value-type="float" office:value="2.53207648577685" calcext:value-type="float">
            <text:p>2.5320764858</text:p>
          </table:table-cell>
          <table:table-cell office:value-type="float" office:value="2.32638753138639" calcext:value-type="float">
            <text:p>2.326387531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1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4.181165943185" calcext:value-type="float">
            <text:p>4.1811659432</text:p>
          </table:table-cell>
          <table:table-cell office:value-type="float" office:value="0.02275838809704" calcext:value-type="float">
            <text:p>0.022758388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59" calcext:value-type="float">
            <text:p>259</text:p>
          </table:table-cell>
          <table:table-cell office:value-type="float" office:value="5.36563574204693" calcext:value-type="float">
            <text:p>5.365635742</text:p>
          </table:table-cell>
          <table:table-cell office:value-type="float" office:value="2.14926923304061" calcext:value-type="float">
            <text:p>2.14926923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3" calcext:value-type="float">
            <text:p>83</text:p>
          </table:table-cell>
          <table:table-cell office:value-type="float" office:value="4.76785816494702" calcext:value-type="float">
            <text:p>4.7678581649</text:p>
          </table:table-cell>
          <table:table-cell office:value-type="float" office:value="0.704786314240683" calcext:value-type="float">
            <text:p>0.704786314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5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9" calcext:value-type="float">
            <text:p>19</text:p>
          </table:table-cell>
          <table:table-cell office:value-type="float" office:value="5.29818882849742" calcext:value-type="float">
            <text:p>5.2981888285</text:p>
          </table:table-cell>
          <table:table-cell office:value-type="float" office:value="3.10964874979676" calcext:value-type="float">
            <text:p>3.109648749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4" calcext:value-type="float">
            <text:p>24</text:p>
          </table:table-cell>
          <table:table-cell office:value-type="float" office:value="2.74810148275612" calcext:value-type="float">
            <text:p>2.7481014828</text:p>
          </table:table-cell>
          <table:table-cell office:value-type="float" office:value="0.904857541851422" calcext:value-type="float">
            <text:p>0.904857541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4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4" calcext:value-type="float">
            <text:p>44</text:p>
          </table:table-cell>
          <table:table-cell office:value-type="float" office:value="8.48582457665746" calcext:value-type="float">
            <text:p>8.4858245767</text:p>
          </table:table-cell>
          <table:table-cell office:value-type="float" office:value="4.67012995082547" calcext:value-type="float">
            <text:p>4.670129950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2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" calcext:value-type="float">
            <text:p>3</text:p>
          </table:table-cell>
          <table:table-cell office:value-type="float" office:value="7.98269042050533" calcext:value-type="float">
            <text:p>7.9826904205</text:p>
          </table:table-cell>
          <table:table-cell office:value-type="float" office:value="1.1959592939064" calcext:value-type="float">
            <text:p>1.195959293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2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5" calcext:value-type="float">
            <text:p>15</text:p>
          </table:table-cell>
          <table:table-cell office:value-type="float" office:value="3.8526415867602" calcext:value-type="float">
            <text:p>3.8526415868</text:p>
          </table:table-cell>
          <table:table-cell office:value-type="float" office:value="1.53751435959122" calcext:value-type="float">
            <text:p>1.537514359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1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" calcext:value-type="float">
            <text:p>1</text:p>
          </table:table-cell>
          <table:table-cell office:value-type="float" office:value="1.364581877602" calcext:value-type="float">
            <text:p>1.3645818776</text:p>
          </table:table-cell>
          <table:table-cell office:value-type="string" calcext:value-type="string">
            <text:p>Infinity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SUM([.K86:.K99])" office:value-type="float" office:value="23.3964683012518" calcext:value-type="float">
            <text:p>23.3964683013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059" calcext:value-type="float">
            <text:p>1059</text:p>
          </table:table-cell>
          <table:table-cell office:value-type="float" office:value="0.136413642975198" calcext:value-type="float">
            <text:p>0.136413643</text:p>
          </table:table-cell>
          <table:table-cell office:value-type="float" office:value="0.304837666619912" calcext:value-type="float">
            <text:p>0.304837666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1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11" calcext:value-type="float">
            <text:p>611</text:p>
          </table:table-cell>
          <table:table-cell office:value-type="float" office:value="0.961133008728067" calcext:value-type="float">
            <text:p>0.9611330087</text:p>
          </table:table-cell>
          <table:table-cell office:value-type="float" office:value="1.72538853248064" calcext:value-type="float">
            <text:p>1.725388532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61" calcext:value-type="float">
            <text:p>361</text:p>
          </table:table-cell>
          <table:table-cell office:value-type="float" office:value="3.99322800954147" calcext:value-type="float">
            <text:p>3.9932280095</text:p>
          </table:table-cell>
          <table:table-cell office:value-type="float" office:value="2.36076592623482" calcext:value-type="float">
            <text:p>2.360765926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80" calcext:value-type="float">
            <text:p>280</text:p>
          </table:table-cell>
          <table:table-cell office:value-type="float" office:value="2.37342454694824" calcext:value-type="float">
            <text:p>2.3734245469</text:p>
          </table:table-cell>
          <table:table-cell office:value-type="float" office:value="0.967917802566281" calcext:value-type="float">
            <text:p>0.967917802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9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2" calcext:value-type="float">
            <text:p>22</text:p>
          </table:table-cell>
          <table:table-cell office:value-type="float" office:value="2.48877964731505" calcext:value-type="float">
            <text:p>2.4887796473</text:p>
          </table:table-cell>
          <table:table-cell office:value-type="float" office:value="0.121381864118934" calcext:value-type="float">
            <text:p>0.121381864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177" calcext:value-type="float">
            <text:p>1177</text:p>
          </table:table-cell>
          <table:table-cell office:value-type="float" office:value="0.439029776619466" calcext:value-type="float">
            <text:p>0.4390297766</text:p>
          </table:table-cell>
          <table:table-cell office:value-type="float" office:value="0.762412915361964" calcext:value-type="float">
            <text:p>0.762412915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7" calcext:value-type="float">
            <text:p>27</text:p>
          </table:table-cell>
          <table:table-cell office:value-type="float" office:value="1.89979760024881" calcext:value-type="float">
            <text:p>1.8997976002</text:p>
          </table:table-cell>
          <table:table-cell office:value-type="float" office:value="1.54161889200875" calcext:value-type="float">
            <text:p>1.54161889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" calcext:value-type="float">
            <text:p>7</text:p>
          </table:table-cell>
          <table:table-cell office:value-type="float" office:value="10.3761881455076" calcext:value-type="float">
            <text:p>10.3761881455</text:p>
          </table:table-cell>
          <table:table-cell office:value-type="float" office:value="2.19414649675361" calcext:value-type="float">
            <text:p>2.194146496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6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6" calcext:value-type="float">
            <text:p>66</text:p>
          </table:table-cell>
          <table:table-cell office:value-type="float" office:value="1.23822429087056" calcext:value-type="float">
            <text:p>1.2382242909</text:p>
          </table:table-cell>
          <table:table-cell office:value-type="float" office:value="0.484706564388826" calcext:value-type="float">
            <text:p>0.484706564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2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" calcext:value-type="float">
            <text:p>4</text:p>
          </table:table-cell>
          <table:table-cell office:value-type="float" office:value="4.728198899424" calcext:value-type="float">
            <text:p>4.7281988994</text:p>
          </table:table-cell>
          <table:table-cell office:value-type="float" office:value="0.343768089103059" calcext:value-type="float">
            <text:p>0.3437680891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table:formula="of:=SUM([.K104:.K114])" office:value-type="float" office:value="10.8069447496368" calcext:value-type="float">
            <text:p>10.8069447496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55" calcext:value-type="float">
            <text:p>855</text:p>
          </table:table-cell>
          <table:table-cell office:value-type="float" office:value="0.0541518969596573" calcext:value-type="float">
            <text:p>0.054151897</text:p>
          </table:table-cell>
          <table:table-cell office:value-type="float" office:value="0.18017827598076" calcext:value-type="float">
            <text:p>0.18017827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1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05" calcext:value-type="float">
            <text:p>705</text:p>
          </table:table-cell>
          <table:table-cell office:value-type="float" office:value="1.1335829314738" calcext:value-type="float">
            <text:p>1.1335829315</text:p>
          </table:table-cell>
          <table:table-cell office:value-type="float" office:value="2.04170292564152" calcext:value-type="float">
            <text:p>2.041702925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69" calcext:value-type="float">
            <text:p>269</text:p>
          </table:table-cell>
          <table:table-cell office:value-type="float" office:value="3.05452744545262" calcext:value-type="float">
            <text:p>3.0545274455</text:p>
          </table:table-cell>
          <table:table-cell office:value-type="float" office:value="1.69264750700474" calcext:value-type="float">
            <text:p>1.69264750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21" calcext:value-type="float">
            <text:p>321</text:p>
          </table:table-cell>
          <table:table-cell office:value-type="float" office:value="2.25611072641099" calcext:value-type="float">
            <text:p>2.2561107264</text:p>
          </table:table-cell>
          <table:table-cell office:value-type="float" office:value="1.25765270037233" calcext:value-type="float">
            <text:p>1.257652700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64" calcext:value-type="float">
            <text:p>164</text:p>
          </table:table-cell>
          <table:table-cell office:value-type="float" office:value="2.0830550779828" calcext:value-type="float">
            <text:p>2.083055078</text:p>
          </table:table-cell>
          <table:table-cell office:value-type="float" office:value="1.15778982706141" calcext:value-type="float">
            <text:p>1.157789827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2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42" calcext:value-type="float">
            <text:p>142</text:p>
          </table:table-cell>
          <table:table-cell office:value-type="float" office:value="11.9008976208529" calcext:value-type="float">
            <text:p>11.9008976209</text:p>
          </table:table-cell>
          <table:table-cell office:value-type="float" office:value="2.43077583888057" calcext:value-type="float">
            <text:p>2.430775838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42" calcext:value-type="float">
            <text:p>242</text:p>
          </table:table-cell>
          <table:table-cell office:value-type="float" office:value="0.997228279167516" calcext:value-type="float">
            <text:p>0.9972282792</text:p>
          </table:table-cell>
          <table:table-cell office:value-type="float" office:value="0.260506485106387" calcext:value-type="float">
            <text:p>0.260506485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5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69" calcext:value-type="float">
            <text:p>169</text:p>
          </table:table-cell>
          <table:table-cell office:value-type="float" office:value="3.41732529508249" calcext:value-type="float">
            <text:p>3.4173252951</text:p>
          </table:table-cell>
          <table:table-cell office:value-type="float" office:value="1.19660138816729" calcext:value-type="float">
            <text:p>1.196601388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1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2" calcext:value-type="float">
            <text:p>82</text:p>
          </table:table-cell>
          <table:table-cell office:value-type="float" office:value="5.63857250537645" calcext:value-type="float">
            <text:p>5.6385725054</text:p>
          </table:table-cell>
          <table:table-cell office:value-type="float" office:value="1.1507661219205" calcext:value-type="float">
            <text:p>1.150766121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1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8" calcext:value-type="float">
            <text:p>88</text:p>
          </table:table-cell>
          <table:table-cell office:value-type="float" office:value="4.41157734301812" calcext:value-type="float">
            <text:p>4.411577343</text:p>
          </table:table-cell>
          <table:table-cell office:value-type="float" office:value="0.222807258831186" calcext:value-type="float">
            <text:p>0.222807258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1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8" calcext:value-type="float">
            <text:p>88</text:p>
          </table:table-cell>
          <table:table-cell office:value-type="float" office:value="9.52741788079543" calcext:value-type="float">
            <text:p>9.5274178808</text:p>
          </table:table-cell>
          <table:table-cell office:value-type="float" office:value="1.25403488159865" calcext:value-type="float">
            <text:p>1.254034881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08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3" calcext:value-type="float">
            <text:p>73</text:p>
          </table:table-cell>
          <table:table-cell office:value-type="float" office:value="9.86348844285011" calcext:value-type="float">
            <text:p>9.8634884429</text:p>
          </table:table-cell>
          <table:table-cell office:value-type="float" office:value="0.250690692754293" calcext:value-type="float">
            <text:p>0.250690692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1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5.9288442893545" calcext:value-type="float">
            <text:p>5.9288442894</text:p>
          </table:table-cell>
          <table:table-cell office:value-type="float" office:value="0.153347460484569" calcext:value-type="float">
            <text:p>0.153347460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5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3" calcext:value-type="float">
            <text:p>83</text:p>
          </table:table-cell>
          <table:table-cell office:value-type="float" office:value="18.9053945061953" calcext:value-type="float">
            <text:p>18.9053945062</text:p>
          </table:table-cell>
          <table:table-cell office:value-type="float" office:value="2.12920347858874" calcext:value-type="float">
            <text:p>2.129203478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11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16.126663570952" calcext:value-type="float">
            <text:p>16.126663571</text:p>
          </table:table-cell>
          <table:table-cell office:value-type="float" office:value="6.67204549502546" calcext:value-type="float">
            <text:p>6.67204549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5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" calcext:value-type="float">
            <text:p>8</text:p>
          </table:table-cell>
          <table:table-cell office:value-type="float" office:value="2.50955881495913" calcext:value-type="float">
            <text:p>2.509558815</text:p>
          </table:table-cell>
          <table:table-cell office:value-type="float" office:value="0.795240590409615" calcext:value-type="float">
            <text:p>0.795240590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utingScenario.node[5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9" calcext:value-type="float">
            <text:p>9</text:p>
          </table:table-cell>
          <table:table-cell office:value-type="float" office:value="6.47863449773945" calcext:value-type="float">
            <text:p>6.4786344977</text:p>
          </table:table-cell>
          <table:table-cell office:value-type="float" office:value="0.804381444154092" calcext:value-type="float">
            <text:p>0.8043814442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table:formula="of:=SUM([.K118:.K135])" office:value-type="float" office:value="23.6503723719821" calcext:value-type="float">
            <text:p>23.650372372</text:p>
          </table:table-cell>
          <table:table-cell table:number-columns-repeated="3"/>
        </table:table-row>
      </table:table>
      <table:table table:name="Sheet7" table:style-name="ta2">
        <table:table-column table:style-name="co1" table:number-columns-repeated="9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55" calcext:value-type="float">
            <text:p>855</text:p>
          </table:table-cell>
          <table:table-cell office:value-type="float" office:value="0.0541518969596573" calcext:value-type="float">
            <text:p>0.054151897</text:p>
          </table:table-cell>
          <table:table-cell office:value-type="float" office:value="0.18017827598076" calcext:value-type="float">
            <text:p>0.18017827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05" calcext:value-type="float">
            <text:p>705</text:p>
          </table:table-cell>
          <table:table-cell office:value-type="float" office:value="1.1335829314738" calcext:value-type="float">
            <text:p>1.1335829315</text:p>
          </table:table-cell>
          <table:table-cell office:value-type="float" office:value="2.04170292564152" calcext:value-type="float">
            <text:p>2.041702925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69" calcext:value-type="float">
            <text:p>269</text:p>
          </table:table-cell>
          <table:table-cell office:value-type="float" office:value="3.05452744545262" calcext:value-type="float">
            <text:p>3.0545274455</text:p>
          </table:table-cell>
          <table:table-cell office:value-type="float" office:value="1.69264750700474" calcext:value-type="float">
            <text:p>1.69264750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21" calcext:value-type="float">
            <text:p>321</text:p>
          </table:table-cell>
          <table:table-cell office:value-type="float" office:value="2.25611072641099" calcext:value-type="float">
            <text:p>2.2561107264</text:p>
          </table:table-cell>
          <table:table-cell office:value-type="float" office:value="1.25765270037233" calcext:value-type="float">
            <text:p>1.2576527004</text:p>
          </table:table-cell>
          <table:table-cell/>
          <table:table-cell table:formula="of:=[.J21]+[.J36]+[.J48]+[.J59]+[.J72]+[.J91]+[.J108]+[.J126]+[.J147]" office:value-type="float" office:value="152.190999580007" calcext:value-type="float">
            <text:p>152.19099958</text:p>
          </table:table-cell>
          <table:table-cell table:formula="of:=[.L7]/9" office:value-type="float" office:value="16.9101110644453" calcext:value-type="float">
            <text:p>16.910111064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64" calcext:value-type="float">
            <text:p>164</text:p>
          </table:table-cell>
          <table:table-cell office:value-type="float" office:value="2.0830550779828" calcext:value-type="float">
            <text:p>2.083055078</text:p>
          </table:table-cell>
          <table:table-cell office:value-type="float" office:value="1.15778982706141" calcext:value-type="float">
            <text:p>1.157789827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2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42" calcext:value-type="float">
            <text:p>142</text:p>
          </table:table-cell>
          <table:table-cell office:value-type="float" office:value="11.9008976208529" calcext:value-type="float">
            <text:p>11.9008976209</text:p>
          </table:table-cell>
          <table:table-cell office:value-type="float" office:value="2.43077583888057" calcext:value-type="float">
            <text:p>2.430775838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42" calcext:value-type="float">
            <text:p>242</text:p>
          </table:table-cell>
          <table:table-cell office:value-type="float" office:value="0.997228279167516" calcext:value-type="float">
            <text:p>0.9972282792</text:p>
          </table:table-cell>
          <table:table-cell office:value-type="float" office:value="0.260506485106387" calcext:value-type="float">
            <text:p>0.260506485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69" calcext:value-type="float">
            <text:p>169</text:p>
          </table:table-cell>
          <table:table-cell office:value-type="float" office:value="3.41732529508249" calcext:value-type="float">
            <text:p>3.4173252951</text:p>
          </table:table-cell>
          <table:table-cell office:value-type="float" office:value="1.19660138816729" calcext:value-type="float">
            <text:p>1.196601388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2" calcext:value-type="float">
            <text:p>82</text:p>
          </table:table-cell>
          <table:table-cell office:value-type="float" office:value="5.63857250537645" calcext:value-type="float">
            <text:p>5.6385725054</text:p>
          </table:table-cell>
          <table:table-cell office:value-type="float" office:value="1.1507661219205" calcext:value-type="float">
            <text:p>1.150766121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8" calcext:value-type="float">
            <text:p>88</text:p>
          </table:table-cell>
          <table:table-cell office:value-type="float" office:value="4.41157734301812" calcext:value-type="float">
            <text:p>4.411577343</text:p>
          </table:table-cell>
          <table:table-cell office:value-type="float" office:value="0.222807258831186" calcext:value-type="float">
            <text:p>0.222807258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8" calcext:value-type="float">
            <text:p>88</text:p>
          </table:table-cell>
          <table:table-cell office:value-type="float" office:value="9.52741788079543" calcext:value-type="float">
            <text:p>9.5274178808</text:p>
          </table:table-cell>
          <table:table-cell office:value-type="float" office:value="1.25403488159865" calcext:value-type="float">
            <text:p>1.254034881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8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3" calcext:value-type="float">
            <text:p>73</text:p>
          </table:table-cell>
          <table:table-cell office:value-type="float" office:value="9.86348844285011" calcext:value-type="float">
            <text:p>9.8634884429</text:p>
          </table:table-cell>
          <table:table-cell office:value-type="float" office:value="0.250690692754293" calcext:value-type="float">
            <text:p>0.250690692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5.9288442893545" calcext:value-type="float">
            <text:p>5.9288442894</text:p>
          </table:table-cell>
          <table:table-cell office:value-type="float" office:value="0.153347460484569" calcext:value-type="float">
            <text:p>0.153347460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3" calcext:value-type="float">
            <text:p>83</text:p>
          </table:table-cell>
          <table:table-cell office:value-type="float" office:value="18.9053945061953" calcext:value-type="float">
            <text:p>18.9053945062</text:p>
          </table:table-cell>
          <table:table-cell office:value-type="float" office:value="2.12920347858874" calcext:value-type="float">
            <text:p>2.129203478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16.126663570952" calcext:value-type="float">
            <text:p>16.126663571</text:p>
          </table:table-cell>
          <table:table-cell office:value-type="float" office:value="6.67204549502546" calcext:value-type="float">
            <text:p>6.67204549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5" calcext:value-type="float">
            <text:p>45</text:p>
          </table:table-cell>
          <table:table-cell office:value-type="float" office:value="12.3866254885245" calcext:value-type="float">
            <text:p>12.3866254885</text:p>
          </table:table-cell>
          <table:table-cell office:value-type="float" office:value="5.5043517707918" calcext:value-type="float">
            <text:p>5.504351770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02" calcext:value-type="float">
            <text:p>102</text:p>
          </table:table-cell>
          <table:table-cell office:value-type="float" office:value="14.0501741700177" calcext:value-type="float">
            <text:p>14.05017417</text:p>
          </table:table-cell>
          <table:table-cell office:value-type="float" office:value="2.98138085355511" calcext:value-type="float">
            <text:p>2.9813808536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SUM([.J4:.J20])" office:value-type="float" office:value="30.5364829617653" calcext:value-type="float">
            <text:p>30.5364829618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157" calcext:value-type="float">
            <text:p>1157</text:p>
          </table:table-cell>
          <table:table-cell office:value-type="float" office:value="0.206571162548583" calcext:value-type="float">
            <text:p>0.2065711625</text:p>
          </table:table-cell>
          <table:table-cell office:value-type="float" office:value="0.294536824025253" calcext:value-type="float">
            <text:p>0.29453682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19" calcext:value-type="float">
            <text:p>819</text:p>
          </table:table-cell>
          <table:table-cell office:value-type="float" office:value="0.00699089762293651" calcext:value-type="float">
            <text:p>0.0069908976</text:p>
          </table:table-cell>
          <table:table-cell office:value-type="float" office:value="0.0353963399760217" calcext:value-type="float">
            <text:p>0.0353963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64" calcext:value-type="float">
            <text:p>264</text:p>
          </table:table-cell>
          <table:table-cell office:value-type="float" office:value="2.14434681098787" calcext:value-type="float">
            <text:p>2.144346811</text:p>
          </table:table-cell>
          <table:table-cell office:value-type="float" office:value="1.5830368856794" calcext:value-type="float">
            <text:p>1.583036885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27" calcext:value-type="float">
            <text:p>127</text:p>
          </table:table-cell>
          <table:table-cell office:value-type="float" office:value="2.81747995670739" calcext:value-type="float">
            <text:p>2.8174799567</text:p>
          </table:table-cell>
          <table:table-cell office:value-type="float" office:value="2.45802306999559" calcext:value-type="float">
            <text:p>2.4580230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48" calcext:value-type="float">
            <text:p>148</text:p>
          </table:table-cell>
          <table:table-cell office:value-type="float" office:value="3.61689147408811" calcext:value-type="float">
            <text:p>3.6168914741</text:p>
          </table:table-cell>
          <table:table-cell office:value-type="float" office:value="1.87297040151347" calcext:value-type="float">
            <text:p>1.872970401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41" calcext:value-type="float">
            <text:p>141</text:p>
          </table:table-cell>
          <table:table-cell office:value-type="float" office:value="4.47891580799986" calcext:value-type="float">
            <text:p>4.478915808</text:p>
          </table:table-cell>
          <table:table-cell office:value-type="float" office:value="0.706588387043353" calcext:value-type="float">
            <text:p>0.70658838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0" calcext:value-type="float">
            <text:p>40</text:p>
          </table:table-cell>
          <table:table-cell office:value-type="float" office:value="9.25492227324825" calcext:value-type="float">
            <text:p>9.2549222732</text:p>
          </table:table-cell>
          <table:table-cell office:value-type="float" office:value="2.86572529590292" calcext:value-type="float">
            <text:p>2.865725295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5" calcext:value-type="float">
            <text:p>15</text:p>
          </table:table-cell>
          <table:table-cell office:value-type="float" office:value="7.16057444920013" calcext:value-type="float">
            <text:p>7.1605744492</text:p>
          </table:table-cell>
          <table:table-cell office:value-type="float" office:value="3.28401787923462" calcext:value-type="float">
            <text:p>3.284017879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25" calcext:value-type="float">
            <text:p>125</text:p>
          </table:table-cell>
          <table:table-cell office:value-type="float" office:value="3.41918982504602" calcext:value-type="float">
            <text:p>3.419189825</text:p>
          </table:table-cell>
          <table:table-cell office:value-type="float" office:value="0.522298034837543" calcext:value-type="float">
            <text:p>0.522298034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0" calcext:value-type="float">
            <text:p>10</text:p>
          </table:table-cell>
          <table:table-cell office:value-type="float" office:value="13.0490590615487" calcext:value-type="float">
            <text:p>13.0490590615</text:p>
          </table:table-cell>
          <table:table-cell office:value-type="float" office:value="0.640898052566996" calcext:value-type="float">
            <text:p>0.640898052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" calcext:value-type="float">
            <text:p>4</text:p>
          </table:table-cell>
          <table:table-cell office:value-type="float" office:value="12.1945553205678" calcext:value-type="float">
            <text:p>12.1945553206</text:p>
          </table:table-cell>
          <table:table-cell office:value-type="float" office:value="0.96829397462769" calcext:value-type="float">
            <text:p>0.968293974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6.8740838642525" calcext:value-type="float">
            <text:p>6.8740838643</text:p>
          </table:table-cell>
          <table:table-cell office:value-type="float" office:value="0.00693727928070688" calcext:value-type="float">
            <text:p>0.0069372793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SUM([.J24:.J35])" office:value-type="float" office:value="15.2387224246836" calcext:value-type="float">
            <text:p>15.2387224247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9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55" calcext:value-type="float">
            <text:p>655</text:p>
          </table:table-cell>
          <table:table-cell office:value-type="float" office:value="2.00234926985586" calcext:value-type="float">
            <text:p>2.0023492699</text:p>
          </table:table-cell>
          <table:table-cell office:value-type="float" office:value="2.25533252885571" calcext:value-type="float">
            <text:p>2.255332528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8" calcext:value-type="float">
            <text:p>58</text:p>
          </table:table-cell>
          <table:table-cell office:value-type="float" office:value="9.40183246439552" calcext:value-type="float">
            <text:p>9.4018324644</text:p>
          </table:table-cell>
          <table:table-cell office:value-type="float" office:value="2.55197282470953" calcext:value-type="float">
            <text:p>2.551972824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6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11" calcext:value-type="float">
            <text:p>811</text:p>
          </table:table-cell>
          <table:table-cell office:value-type="float" office:value="1.62464225114898" calcext:value-type="float">
            <text:p>1.6246422511</text:p>
          </table:table-cell>
          <table:table-cell office:value-type="float" office:value="1.72119210127432" calcext:value-type="float">
            <text:p>1.721192101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729" calcext:value-type="float">
            <text:p>1729</text:p>
          </table:table-cell>
          <table:table-cell office:value-type="float" office:value="0.0921732124512655" calcext:value-type="float">
            <text:p>0.0921732125</text:p>
          </table:table-cell>
          <table:table-cell office:value-type="float" office:value="0.230116024514037" calcext:value-type="float">
            <text:p>0.230116024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8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" calcext:value-type="float">
            <text:p>1</text:p>
          </table:table-cell>
          <table:table-cell office:value-type="float" office:value="3.063575958642" calcext:value-type="float">
            <text:p>3.063575958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0" calcext:value-type="float">
            <text:p>80</text:p>
          </table:table-cell>
          <table:table-cell office:value-type="float" office:value="1.91393314943305" calcext:value-type="float">
            <text:p>1.9139331494</text:p>
          </table:table-cell>
          <table:table-cell office:value-type="float" office:value="2.06003526889454" calcext:value-type="float">
            <text:p>2.060035268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" calcext:value-type="float">
            <text:p>1</text:p>
          </table:table-cell>
          <table:table-cell office:value-type="float" office:value="3.348743675326" calcext:value-type="float">
            <text:p>3.3487436753</text:p>
          </table:table-cell>
          <table:table-cell office:value-type="string" calcext:value-type="string">
            <text:p>Infinity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1" calcext:value-type="float">
            <text:p>31</text:p>
          </table:table-cell>
          <table:table-cell office:value-type="float" office:value="2.05497118193481" calcext:value-type="float">
            <text:p>2.0549711819</text:p>
          </table:table-cell>
          <table:table-cell office:value-type="float" office:value="1.76648804162187" calcext:value-type="float">
            <text:p>1.766488041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" calcext:value-type="float">
            <text:p>3</text:p>
          </table:table-cell>
          <table:table-cell office:value-type="float" office:value="3.17527490315633" calcext:value-type="float">
            <text:p>3.1752749032</text:p>
          </table:table-cell>
          <table:table-cell office:value-type="float" office:value="0.00703250672308253" calcext:value-type="float">
            <text:p>0.0070325067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SUM([.J39:.J47])" office:value-type="float" office:value="10.5921692965931" calcext:value-type="float">
            <text:p>10.5921692966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9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45" calcext:value-type="float">
            <text:p>645</text:p>
          </table:table-cell>
          <table:table-cell office:value-type="float" office:value="1.88049088166502" calcext:value-type="float">
            <text:p>1.8804908817</text:p>
          </table:table-cell>
          <table:table-cell office:value-type="float" office:value="2.04403072129509" calcext:value-type="float">
            <text:p>2.044030721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8" calcext:value-type="float">
            <text:p>58</text:p>
          </table:table-cell>
          <table:table-cell office:value-type="float" office:value="9.40183246439552" calcext:value-type="float">
            <text:p>9.4018324644</text:p>
          </table:table-cell>
          <table:table-cell office:value-type="float" office:value="2.55197282470953" calcext:value-type="float">
            <text:p>2.551972824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6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99" calcext:value-type="float">
            <text:p>699</text:p>
          </table:table-cell>
          <table:table-cell office:value-type="float" office:value="1.36082252895737" calcext:value-type="float">
            <text:p>1.360822529</text:p>
          </table:table-cell>
          <table:table-cell office:value-type="float" office:value="1.67486586021962" calcext:value-type="float">
            <text:p>1.67486586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83" calcext:value-type="float">
            <text:p>883</text:p>
          </table:table-cell>
          <table:table-cell office:value-type="float" office:value="0.0282693873380396" calcext:value-type="float">
            <text:p>0.0282693873</text:p>
          </table:table-cell>
          <table:table-cell office:value-type="float" office:value="0.118093485708318" calcext:value-type="float">
            <text:p>0.118093485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8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" calcext:value-type="float">
            <text:p>1</text:p>
          </table:table-cell>
          <table:table-cell office:value-type="float" office:value="3.063575958642" calcext:value-type="float">
            <text:p>3.063575958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7" calcext:value-type="float">
            <text:p>57</text:p>
          </table:table-cell>
          <table:table-cell office:value-type="float" office:value="0.782928245532456" calcext:value-type="float">
            <text:p>0.7829282455</text:p>
          </table:table-cell>
          <table:table-cell office:value-type="float" office:value="0.310114389774333" calcext:value-type="float">
            <text:p>0.310114389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" calcext:value-type="float">
            <text:p>1</text:p>
          </table:table-cell>
          <table:table-cell office:value-type="float" office:value="3.348743675326" calcext:value-type="float">
            <text:p>3.3487436753</text:p>
          </table:table-cell>
          <table:table-cell office:value-type="string" calcext:value-type="string">
            <text:p>Infinity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0" calcext:value-type="float">
            <text:p>20</text:p>
          </table:table-cell>
          <table:table-cell office:value-type="float" office:value="0.8219369805088" calcext:value-type="float">
            <text:p>0.8219369805</text:p>
          </table:table-cell>
          <table:table-cell office:value-type="float" office:value="0.405521619119365" calcext:value-type="float">
            <text:p>0.405521619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SUM([.J51:.J58])" office:value-type="float" office:value="7.10459890082626" calcext:value-type="float">
            <text:p>7.1045989008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9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55" calcext:value-type="float">
            <text:p>655</text:p>
          </table:table-cell>
          <table:table-cell office:value-type="float" office:value="2.00234926985586" calcext:value-type="float">
            <text:p>2.0023492699</text:p>
          </table:table-cell>
          <table:table-cell office:value-type="float" office:value="2.25533252885571" calcext:value-type="float">
            <text:p>2.255332528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5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8" calcext:value-type="float">
            <text:p>58</text:p>
          </table:table-cell>
          <table:table-cell office:value-type="float" office:value="9.40183246439552" calcext:value-type="float">
            <text:p>9.4018324644</text:p>
          </table:table-cell>
          <table:table-cell office:value-type="float" office:value="2.55197282470953" calcext:value-type="float">
            <text:p>2.551972824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6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11" calcext:value-type="float">
            <text:p>811</text:p>
          </table:table-cell>
          <table:table-cell office:value-type="float" office:value="1.62464225114898" calcext:value-type="float">
            <text:p>1.6246422511</text:p>
          </table:table-cell>
          <table:table-cell office:value-type="float" office:value="1.72119210127432" calcext:value-type="float">
            <text:p>1.721192101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729" calcext:value-type="float">
            <text:p>1729</text:p>
          </table:table-cell>
          <table:table-cell office:value-type="float" office:value="0.0921732124512655" calcext:value-type="float">
            <text:p>0.0921732125</text:p>
          </table:table-cell>
          <table:table-cell office:value-type="float" office:value="0.230116024514037" calcext:value-type="float">
            <text:p>0.230116024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8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" calcext:value-type="float">
            <text:p>1</text:p>
          </table:table-cell>
          <table:table-cell office:value-type="float" office:value="3.063575958642" calcext:value-type="float">
            <text:p>3.063575958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0" calcext:value-type="float">
            <text:p>80</text:p>
          </table:table-cell>
          <table:table-cell office:value-type="float" office:value="1.91393314943305" calcext:value-type="float">
            <text:p>1.9139331494</text:p>
          </table:table-cell>
          <table:table-cell office:value-type="float" office:value="2.06003526889454" calcext:value-type="float">
            <text:p>2.060035268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" calcext:value-type="float">
            <text:p>1</text:p>
          </table:table-cell>
          <table:table-cell office:value-type="float" office:value="3.348743675326" calcext:value-type="float">
            <text:p>3.3487436753</text:p>
          </table:table-cell>
          <table:table-cell office:value-type="string" calcext:value-type="string">
            <text:p>Infinity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4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1" calcext:value-type="float">
            <text:p>31</text:p>
          </table:table-cell>
          <table:table-cell office:value-type="float" office:value="2.05497118193481" calcext:value-type="float">
            <text:p>2.0549711819</text:p>
          </table:table-cell>
          <table:table-cell office:value-type="float" office:value="1.76648804162187" calcext:value-type="float">
            <text:p>1.766488041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" calcext:value-type="float">
            <text:p>3</text:p>
          </table:table-cell>
          <table:table-cell office:value-type="float" office:value="3.17527490315633" calcext:value-type="float">
            <text:p>3.1752749032</text:p>
          </table:table-cell>
          <table:table-cell office:value-type="float" office:value="0.00703250672308253" calcext:value-type="float">
            <text:p>0.0070325067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SUM([.J63:.J71])" office:value-type="float" office:value="10.5921692965931" calcext:value-type="float">
            <text:p>10.5921692966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71" calcext:value-type="float">
            <text:p>871</text:p>
          </table:table-cell>
          <table:table-cell office:value-type="float" office:value="0.00931228190779564" calcext:value-type="float">
            <text:p>0.0093122819</text:p>
          </table:table-cell>
          <table:table-cell office:value-type="float" office:value="0.0437105272133602" calcext:value-type="float">
            <text:p>0.043710527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138" calcext:value-type="float">
            <text:p>1138</text:p>
          </table:table-cell>
          <table:table-cell office:value-type="float" office:value="0.436655229789079" calcext:value-type="float">
            <text:p>0.4366552298</text:p>
          </table:table-cell>
          <table:table-cell office:value-type="float" office:value="0.472120003457825" calcext:value-type="float">
            <text:p>0.472120003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17" calcext:value-type="float">
            <text:p>417</text:p>
          </table:table-cell>
          <table:table-cell office:value-type="float" office:value="1.82101799913877" calcext:value-type="float">
            <text:p>1.8210179991</text:p>
          </table:table-cell>
          <table:table-cell office:value-type="float" office:value="1.48367089883974" calcext:value-type="float">
            <text:p>1.483670898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70" calcext:value-type="float">
            <text:p>170</text:p>
          </table:table-cell>
          <table:table-cell office:value-type="float" office:value="1.43818335123288" calcext:value-type="float">
            <text:p>1.4381833512</text:p>
          </table:table-cell>
          <table:table-cell office:value-type="float" office:value="0.855010398542267" calcext:value-type="float">
            <text:p>0.855010398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2.3739349450015" calcext:value-type="float">
            <text:p>2.373934945</text:p>
          </table:table-cell>
          <table:table-cell office:value-type="float" office:value="0.00338300050999463" calcext:value-type="float">
            <text:p>0.003383000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775" calcext:value-type="float">
            <text:p>1775</text:p>
          </table:table-cell>
          <table:table-cell office:value-type="float" office:value="0.336302957455898" calcext:value-type="float">
            <text:p>0.3363029575</text:p>
          </table:table-cell>
          <table:table-cell office:value-type="float" office:value="0.662502293984409" calcext:value-type="float">
            <text:p>0.66250229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9" calcext:value-type="float">
            <text:p>59</text:p>
          </table:table-cell>
          <table:table-cell office:value-type="float" office:value="1.23476596445831" calcext:value-type="float">
            <text:p>1.2347659645</text:p>
          </table:table-cell>
          <table:table-cell office:value-type="float" office:value="0.237541987336226" calcext:value-type="float">
            <text:p>0.237541987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6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41" calcext:value-type="float">
            <text:p>141</text:p>
          </table:table-cell>
          <table:table-cell office:value-type="float" office:value="0.606322297317333" calcext:value-type="float">
            <text:p>0.6063222973</text:p>
          </table:table-cell>
          <table:table-cell office:value-type="float" office:value="0.27069466156601" calcext:value-type="float">
            <text:p>0.270694661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7" calcext:value-type="float">
            <text:p>57</text:p>
          </table:table-cell>
          <table:table-cell office:value-type="float" office:value="6.62622397648397" calcext:value-type="float">
            <text:p>6.6262239765</text:p>
          </table:table-cell>
          <table:table-cell office:value-type="float" office:value="4.07892463071922" calcext:value-type="float">
            <text:p>4.078924630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4" calcext:value-type="float">
            <text:p>24</text:p>
          </table:table-cell>
          <table:table-cell office:value-type="float" office:value="6.31484439573846" calcext:value-type="float">
            <text:p>6.3148443957</text:p>
          </table:table-cell>
          <table:table-cell office:value-type="float" office:value="3.5512306994335" calcext:value-type="float">
            <text:p>3.551230699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" calcext:value-type="float">
            <text:p>1</text:p>
          </table:table-cell>
          <table:table-cell office:value-type="float" office:value="6.093870493132" calcext:value-type="float">
            <text:p>6.0938704931</text:p>
          </table:table-cell>
          <table:table-cell office:value-type="string" calcext:value-type="string">
            <text:p>Infinity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" calcext:value-type="float">
            <text:p>3</text:p>
          </table:table-cell>
          <table:table-cell office:value-type="float" office:value="8.40167604785367" calcext:value-type="float">
            <text:p>8.4016760479</text:p>
          </table:table-cell>
          <table:table-cell office:value-type="float" office:value="0.0262212147404066" calcext:value-type="float">
            <text:p>0.026221214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5" calcext:value-type="float">
            <text:p>15</text:p>
          </table:table-cell>
          <table:table-cell office:value-type="float" office:value="3.07173878359253" calcext:value-type="float">
            <text:p>3.0717387836</text:p>
          </table:table-cell>
          <table:table-cell office:value-type="float" office:value="0.445311698052906" calcext:value-type="float">
            <text:p>0.445311698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" calcext:value-type="float">
            <text:p>1</text:p>
          </table:table-cell>
          <table:table-cell office:value-type="float" office:value="4.462833439507" calcext:value-type="float">
            <text:p>4.4628334395</text:p>
          </table:table-cell>
          <table:table-cell office:value-type="string" calcext:value-type="string">
            <text:p>Infinity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9" calcext:value-type="float">
            <text:p>39</text:p>
          </table:table-cell>
          <table:table-cell office:value-type="float" office:value="12.6354198326536" calcext:value-type="float">
            <text:p>12.6354198327</text:p>
          </table:table-cell>
          <table:table-cell office:value-type="float" office:value="1.36130700260264" calcext:value-type="float">
            <text:p>1.3613070026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SUM([.J76:.J90])" office:value-type="float" office:value="13.4916290169985" calcext:value-type="float">
            <text:p>13.491629017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98" calcext:value-type="float">
            <text:p>98</text:p>
          </table:table-cell>
          <table:table-cell office:value-type="float" office:value="1.41982759554161" calcext:value-type="float">
            <text:p>1.4198275955</text:p>
          </table:table-cell>
          <table:table-cell office:value-type="float" office:value="3.14986965393199" calcext:value-type="float">
            <text:p>3.149869653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72" calcext:value-type="float">
            <text:p>772</text:p>
          </table:table-cell>
          <table:table-cell office:value-type="float" office:value="0.736129518803361" calcext:value-type="float">
            <text:p>0.7361295188</text:p>
          </table:table-cell>
          <table:table-cell office:value-type="float" office:value="1.22502024463297" calcext:value-type="float">
            <text:p>1.225020244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18" calcext:value-type="float">
            <text:p>818</text:p>
          </table:table-cell>
          <table:table-cell office:value-type="float" office:value="0.067466579383033" calcext:value-type="float">
            <text:p>0.0674665794</text:p>
          </table:table-cell>
          <table:table-cell office:value-type="float" office:value="0.204569604095633" calcext:value-type="float">
            <text:p>0.204569604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9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75" calcext:value-type="float">
            <text:p>175</text:p>
          </table:table-cell>
          <table:table-cell office:value-type="float" office:value="3.09902072347449" calcext:value-type="float">
            <text:p>3.0990207235</text:p>
          </table:table-cell>
          <table:table-cell office:value-type="float" office:value="2.49396947089657" calcext:value-type="float">
            <text:p>2.493969470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686" calcext:value-type="float">
            <text:p>1686</text:p>
          </table:table-cell>
          <table:table-cell office:value-type="float" office:value="0.170739190302105" calcext:value-type="float">
            <text:p>0.1707391903</text:p>
          </table:table-cell>
          <table:table-cell office:value-type="float" office:value="0.500314304513891" calcext:value-type="float">
            <text:p>0.500314304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54" calcext:value-type="float">
            <text:p>254</text:p>
          </table:table-cell>
          <table:table-cell office:value-type="float" office:value="2.91338430216183" calcext:value-type="float">
            <text:p>2.9133843022</text:p>
          </table:table-cell>
          <table:table-cell office:value-type="float" office:value="1.31630086379503" calcext:value-type="float">
            <text:p>1.316300863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6" calcext:value-type="float">
            <text:p>56</text:p>
          </table:table-cell>
          <table:table-cell office:value-type="float" office:value="9.70137549440982" calcext:value-type="float">
            <text:p>9.7013754944</text:p>
          </table:table-cell>
          <table:table-cell office:value-type="float" office:value="3.04864423836726" calcext:value-type="float">
            <text:p>3.048644238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2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5" calcext:value-type="float">
            <text:p>55</text:p>
          </table:table-cell>
          <table:table-cell office:value-type="float" office:value="14.6287699977432" calcext:value-type="float">
            <text:p>14.6287699977</text:p>
          </table:table-cell>
          <table:table-cell office:value-type="float" office:value="4.25242180189969" calcext:value-type="float">
            <text:p>4.252421801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" calcext:value-type="float">
            <text:p>7</text:p>
          </table:table-cell>
          <table:table-cell office:value-type="float" office:value="6.32282482023486" calcext:value-type="float">
            <text:p>6.3228248202</text:p>
          </table:table-cell>
          <table:table-cell office:value-type="float" office:value="0.0518899550239332" calcext:value-type="float">
            <text:p>0.05188995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" calcext:value-type="float">
            <text:p>8</text:p>
          </table:table-cell>
          <table:table-cell office:value-type="float" office:value="7.01793177456613" calcext:value-type="float">
            <text:p>7.0179317746</text:p>
          </table:table-cell>
          <table:table-cell office:value-type="float" office:value="4.55618918458605" calcext:value-type="float">
            <text:p>4.556189184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6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" calcext:value-type="float">
            <text:p>4</text:p>
          </table:table-cell>
          <table:table-cell office:value-type="float" office:value="2.6969655135475" calcext:value-type="float">
            <text:p>2.6969655135</text:p>
          </table:table-cell>
          <table:table-cell office:value-type="float" office:value="0.102619623469675" calcext:value-type="float">
            <text:p>0.102619623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8" calcext:value-type="float">
            <text:p>68</text:p>
          </table:table-cell>
          <table:table-cell office:value-type="float" office:value="8.76054017994376" calcext:value-type="float">
            <text:p>8.7605401799</text:p>
          </table:table-cell>
          <table:table-cell office:value-type="float" office:value="0.752604692814514" calcext:value-type="float">
            <text:p>0.752604692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8" calcext:value-type="float">
            <text:p>18</text:p>
          </table:table-cell>
          <table:table-cell office:value-type="float" office:value="9.28486789810133" calcext:value-type="float">
            <text:p>9.2848678981</text:p>
          </table:table-cell>
          <table:table-cell office:value-type="float" office:value="0.114971168057334" calcext:value-type="float">
            <text:p>0.114971168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" calcext:value-type="float">
            <text:p>1</text:p>
          </table:table-cell>
          <table:table-cell office:value-type="float" office:value="10.921282472986" calcext:value-type="float">
            <text:p>10.9212824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SUM([.J94:.J107])" office:value-type="float" office:value="21.7693848060845" calcext:value-type="float">
            <text:p>21.7693848061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98" calcext:value-type="float">
            <text:p>98</text:p>
          </table:table-cell>
          <table:table-cell office:value-type="float" office:value="1.41982759554161" calcext:value-type="float">
            <text:p>1.4198275955</text:p>
          </table:table-cell>
          <table:table-cell office:value-type="float" office:value="3.14986965393199" calcext:value-type="float">
            <text:p>3.149869653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72" calcext:value-type="float">
            <text:p>772</text:p>
          </table:table-cell>
          <table:table-cell office:value-type="float" office:value="0.736129518803361" calcext:value-type="float">
            <text:p>0.7361295188</text:p>
          </table:table-cell>
          <table:table-cell office:value-type="float" office:value="1.22502024463297" calcext:value-type="float">
            <text:p>1.225020244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18" calcext:value-type="float">
            <text:p>818</text:p>
          </table:table-cell>
          <table:table-cell office:value-type="float" office:value="0.067466579383033" calcext:value-type="float">
            <text:p>0.0674665794</text:p>
          </table:table-cell>
          <table:table-cell office:value-type="float" office:value="0.204569604095633" calcext:value-type="float">
            <text:p>0.204569604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9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75" calcext:value-type="float">
            <text:p>175</text:p>
          </table:table-cell>
          <table:table-cell office:value-type="float" office:value="3.09902072347449" calcext:value-type="float">
            <text:p>3.0990207235</text:p>
          </table:table-cell>
          <table:table-cell office:value-type="float" office:value="2.49396947089657" calcext:value-type="float">
            <text:p>2.493969470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686" calcext:value-type="float">
            <text:p>1686</text:p>
          </table:table-cell>
          <table:table-cell office:value-type="float" office:value="0.170739190302105" calcext:value-type="float">
            <text:p>0.1707391903</text:p>
          </table:table-cell>
          <table:table-cell office:value-type="float" office:value="0.500314304513891" calcext:value-type="float">
            <text:p>0.500314304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54" calcext:value-type="float">
            <text:p>254</text:p>
          </table:table-cell>
          <table:table-cell office:value-type="float" office:value="2.91338430216183" calcext:value-type="float">
            <text:p>2.9133843022</text:p>
          </table:table-cell>
          <table:table-cell office:value-type="float" office:value="1.31630086379503" calcext:value-type="float">
            <text:p>1.316300863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6" calcext:value-type="float">
            <text:p>56</text:p>
          </table:table-cell>
          <table:table-cell office:value-type="float" office:value="9.70137549440982" calcext:value-type="float">
            <text:p>9.7013754944</text:p>
          </table:table-cell>
          <table:table-cell office:value-type="float" office:value="3.04864423836726" calcext:value-type="float">
            <text:p>3.048644238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2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5" calcext:value-type="float">
            <text:p>55</text:p>
          </table:table-cell>
          <table:table-cell office:value-type="float" office:value="14.6287699977432" calcext:value-type="float">
            <text:p>14.6287699977</text:p>
          </table:table-cell>
          <table:table-cell office:value-type="float" office:value="4.25242180189969" calcext:value-type="float">
            <text:p>4.252421801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2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" calcext:value-type="float">
            <text:p>7</text:p>
          </table:table-cell>
          <table:table-cell office:value-type="float" office:value="6.32282482023486" calcext:value-type="float">
            <text:p>6.3228248202</text:p>
          </table:table-cell>
          <table:table-cell office:value-type="float" office:value="0.0518899550239332" calcext:value-type="float">
            <text:p>0.05188995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" calcext:value-type="float">
            <text:p>8</text:p>
          </table:table-cell>
          <table:table-cell office:value-type="float" office:value="7.01793177456613" calcext:value-type="float">
            <text:p>7.0179317746</text:p>
          </table:table-cell>
          <table:table-cell office:value-type="float" office:value="4.55618918458605" calcext:value-type="float">
            <text:p>4.556189184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6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" calcext:value-type="float">
            <text:p>4</text:p>
          </table:table-cell>
          <table:table-cell office:value-type="float" office:value="2.6969655135475" calcext:value-type="float">
            <text:p>2.6969655135</text:p>
          </table:table-cell>
          <table:table-cell office:value-type="float" office:value="0.102619623469675" calcext:value-type="float">
            <text:p>0.102619623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68" calcext:value-type="float">
            <text:p>68</text:p>
          </table:table-cell>
          <table:table-cell office:value-type="float" office:value="8.76054017994376" calcext:value-type="float">
            <text:p>8.7605401799</text:p>
          </table:table-cell>
          <table:table-cell office:value-type="float" office:value="0.752604692814514" calcext:value-type="float">
            <text:p>0.752604692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8" calcext:value-type="float">
            <text:p>18</text:p>
          </table:table-cell>
          <table:table-cell office:value-type="float" office:value="9.28486789810133" calcext:value-type="float">
            <text:p>9.2848678981</text:p>
          </table:table-cell>
          <table:table-cell office:value-type="float" office:value="0.114971168057334" calcext:value-type="float">
            <text:p>0.114971168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" calcext:value-type="float">
            <text:p>1</text:p>
          </table:table-cell>
          <table:table-cell office:value-type="float" office:value="10.921282472986" calcext:value-type="float">
            <text:p>10.9212824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formula="of:=SUM([.J111:.J125])" office:value-type="float" office:value="21.7693848060845" calcext:value-type="float">
            <text:p>21.7693848061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55" calcext:value-type="float">
            <text:p>855</text:p>
          </table:table-cell>
          <table:table-cell office:value-type="float" office:value="0.0541518969596573" calcext:value-type="float">
            <text:p>0.054151897</text:p>
          </table:table-cell>
          <table:table-cell office:value-type="float" office:value="0.18017827598076" calcext:value-type="float">
            <text:p>0.18017827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05" calcext:value-type="float">
            <text:p>705</text:p>
          </table:table-cell>
          <table:table-cell office:value-type="float" office:value="1.1335829314738" calcext:value-type="float">
            <text:p>1.1335829315</text:p>
          </table:table-cell>
          <table:table-cell office:value-type="float" office:value="2.04170292564152" calcext:value-type="float">
            <text:p>2.041702925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6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69" calcext:value-type="float">
            <text:p>269</text:p>
          </table:table-cell>
          <table:table-cell office:value-type="float" office:value="3.05452744545262" calcext:value-type="float">
            <text:p>3.0545274455</text:p>
          </table:table-cell>
          <table:table-cell office:value-type="float" office:value="1.69264750700485" calcext:value-type="float">
            <text:p>1.69264750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21" calcext:value-type="float">
            <text:p>321</text:p>
          </table:table-cell>
          <table:table-cell office:value-type="float" office:value="2.25611072641099" calcext:value-type="float">
            <text:p>2.2561107264</text:p>
          </table:table-cell>
          <table:table-cell office:value-type="float" office:value="1.25765270037233" calcext:value-type="float">
            <text:p>1.257652700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64" calcext:value-type="float">
            <text:p>164</text:p>
          </table:table-cell>
          <table:table-cell office:value-type="float" office:value="2.0830550779828" calcext:value-type="float">
            <text:p>2.083055078</text:p>
          </table:table-cell>
          <table:table-cell office:value-type="float" office:value="1.15778982706141" calcext:value-type="float">
            <text:p>1.157789827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2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42" calcext:value-type="float">
            <text:p>142</text:p>
          </table:table-cell>
          <table:table-cell office:value-type="float" office:value="11.9008976208529" calcext:value-type="float">
            <text:p>11.9008976209</text:p>
          </table:table-cell>
          <table:table-cell office:value-type="float" office:value="2.43077583888057" calcext:value-type="float">
            <text:p>2.430775838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42" calcext:value-type="float">
            <text:p>242</text:p>
          </table:table-cell>
          <table:table-cell office:value-type="float" office:value="0.997228279167516" calcext:value-type="float">
            <text:p>0.9972282792</text:p>
          </table:table-cell>
          <table:table-cell office:value-type="float" office:value="0.260506485106387" calcext:value-type="float">
            <text:p>0.260506485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60" calcext:value-type="float">
            <text:p>160</text:p>
          </table:table-cell>
          <table:table-cell office:value-type="float" office:value="3.31474621725958" calcext:value-type="float">
            <text:p>3.3147462173</text:p>
          </table:table-cell>
          <table:table-cell office:value-type="float" office:value="1.1460294959091" calcext:value-type="float">
            <text:p>1.146029495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2" calcext:value-type="float">
            <text:p>82</text:p>
          </table:table-cell>
          <table:table-cell office:value-type="float" office:value="5.63857250537645" calcext:value-type="float">
            <text:p>5.6385725054</text:p>
          </table:table-cell>
          <table:table-cell office:value-type="float" office:value="1.1507661219205" calcext:value-type="float">
            <text:p>1.150766121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8" calcext:value-type="float">
            <text:p>88</text:p>
          </table:table-cell>
          <table:table-cell office:value-type="float" office:value="4.41157734301812" calcext:value-type="float">
            <text:p>4.411577343</text:p>
          </table:table-cell>
          <table:table-cell office:value-type="float" office:value="0.222807258831186" calcext:value-type="float">
            <text:p>0.222807258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9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88" calcext:value-type="float">
            <text:p>88</text:p>
          </table:table-cell>
          <table:table-cell office:value-type="float" office:value="9.52741788079543" calcext:value-type="float">
            <text:p>9.5274178808</text:p>
          </table:table-cell>
          <table:table-cell office:value-type="float" office:value="1.25403488159865" calcext:value-type="float">
            <text:p>1.254034881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8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3" calcext:value-type="float">
            <text:p>73</text:p>
          </table:table-cell>
          <table:table-cell office:value-type="float" office:value="9.86348844285011" calcext:value-type="float">
            <text:p>9.8634884429</text:p>
          </table:table-cell>
          <table:table-cell office:value-type="float" office:value="0.250690692754293" calcext:value-type="float">
            <text:p>0.250690692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5.9288442893545" calcext:value-type="float">
            <text:p>5.9288442894</text:p>
          </table:table-cell>
          <table:table-cell office:value-type="float" office:value="0.153347460484569" calcext:value-type="float">
            <text:p>0.153347460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" calcext:value-type="float">
            <text:p>1</text:p>
          </table:table-cell>
          <table:table-cell office:value-type="float" office:value="5.503142204171" calcext:value-type="float">
            <text:p>5.503142204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16.126663570952" calcext:value-type="float">
            <text:p>16.126663571</text:p>
          </table:table-cell>
          <table:table-cell office:value-type="float" office:value="6.67204549502546" calcext:value-type="float">
            <text:p>6.67204549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0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7" calcext:value-type="float">
            <text:p>7</text:p>
          </table:table-cell>
          <table:table-cell office:value-type="float" office:value="2.23372033158243" calcext:value-type="float">
            <text:p>2.2337203316</text:p>
          </table:table-cell>
          <table:table-cell office:value-type="float" office:value="0.16632724641381" calcext:value-type="float">
            <text:p>0.166327246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5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7.009313519746" calcext:value-type="float">
            <text:p>7.0093135197</text:p>
          </table:table-cell>
          <table:table-cell office:value-type="float" office:value="1.05915585739299" calcext:value-type="float">
            <text:p>1.0591558574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formula="of:=SUM([.J129:.J146])" office:value-type="float" office:value="21.0964580703784" calcext:value-type="float">
            <text:p>21.0964580704</text:p>
          </table:table-cell>
          <table:table-cell table:number-columns-repeated="3"/>
        </table:table-row>
      </table:table>
      <table:table table:name="Sheet8" table:style-name="ta1">
        <table:table-column table:style-name="co1" table:number-columns-repeated="12" table:default-cell-style-name="Default"/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4" calcext:value-type="float">
            <text:p>34</text:p>
          </table:table-cell>
          <table:table-cell office:value-type="float" office:value="0.877099225511647" calcext:value-type="float">
            <text:p>0.8770992255</text:p>
          </table:table-cell>
          <table:table-cell office:value-type="float" office:value="0.0867869588638441" calcext:value-type="float">
            <text:p>0.0867869589</text:p>
          </table:table-cell>
          <table:table-cell table:formula="of:=[.H7]+[.H10]+[.H13]+[.H15]+[.H18]+[.H21]+[.H24]+[.H25]" office:value-type="float" office:value="211" calcext:value-type="float">
            <text:p>211</text:p>
          </table:table-cell>
          <table:table-cell table:formula="of:=[.K7]/8" office:value-type="float" office:value="26.375" calcext:value-type="float">
            <text:p>26.37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table:style-name="ce2"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4" calcext:value-type="float">
            <text:p>34</text:p>
          </table:table-cell>
          <table:table-cell office:value-type="float" office:value="0.877099225511647" calcext:value-type="float">
            <text:p>0.8770992255</text:p>
          </table:table-cell>
          <table:table-cell office:value-type="float" office:value="0.0867869588638441" calcext:value-type="float">
            <text:p>0.086786958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4" calcext:value-type="float">
            <text:p>34</text:p>
          </table:table-cell>
          <table:table-cell office:value-type="float" office:value="0.877099225511647" calcext:value-type="float">
            <text:p>0.8770992255</text:p>
          </table:table-cell>
          <table:table-cell office:value-type="float" office:value="0.0867869588638441" calcext:value-type="float">
            <text:p>0.086786958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4" calcext:value-type="float">
            <text:p>34</text:p>
          </table:table-cell>
          <table:table-cell office:value-type="float" office:value="0.877099225511647" calcext:value-type="float">
            <text:p>0.8770992255</text:p>
          </table:table-cell>
          <table:table-cell office:value-type="float" office:value="0.0867869588638441" calcext:value-type="float">
            <text:p>0.086786958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4" calcext:value-type="float">
            <text:p>34</text:p>
          </table:table-cell>
          <table:table-cell office:value-type="float" office:value="0.877099225511647" calcext:value-type="float">
            <text:p>0.8770992255</text:p>
          </table:table-cell>
          <table:table-cell office:value-type="float" office:value="0.0867869588638441" calcext:value-type="float">
            <text:p>0.086786958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2" calcext:value-type="float">
            <text:p>22</text:p>
          </table:table-cell>
          <table:table-cell office:value-type="float" office:value="0.00379692633218182" calcext:value-type="float">
            <text:p>0.0037969263</text:p>
          </table:table-cell>
          <table:table-cell office:value-type="float" office:value="0.00306893506921547" calcext:value-type="float">
            <text:p>0.0030689351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7" calcext:value-type="float">
            <text:p>17</text:p>
          </table:table-cell>
          <table:table-cell office:value-type="float" office:value="0.0160306992393529" calcext:value-type="float">
            <text:p>0.0160306992</text:p>
          </table:table-cell>
          <table:table-cell office:value-type="float" office:value="0.0246087175540448" calcext:value-type="float">
            <text:p>0.024608717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utingScenario.node[11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4.243034883995" calcext:value-type="float">
            <text:p>4.243034884</text:p>
          </table:table-cell>
          <table:table-cell office:value-type="float" office:value="0.0171403546369508" calcext:value-type="float">
            <text:p>0.0171403546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SUM([.I7:.I25])" office:value-type="float" office:value="8.64835863712477" calcext:value-type="float">
            <text:p>8.648358637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formula="of:=[.I26]/7" office:value-type="float" office:value="1.23547980530354" calcext:value-type="float">
            <text:p>1.2354798053</text:p>
          </table:table-cell>
          <table:table-cell table:number-columns-repeated="3"/>
        </table:table-row>
      </table:table>
      <table:table table:name="Sheet9" table:style-name="ta1">
        <table:table-column table:style-name="co1" table:number-columns-repeated="8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/>
          <table:table-cell table:formula="of:=[.H5]+[.H8]+[.H9]+[.H12]+[.H13]+[.H16]+[.H17]+[.H20]+[.H21]+[.H24]+[.H27]+[.H30]" office:value-type="float" office:value="175" calcext:value-type="float">
            <text:p>175</text:p>
          </table:table-cell>
          <table:table-cell table:formula="of:=[.L4]/8" office:value-type="float" office:value="21.875" calcext:value-type="float">
            <text:p>21.8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3" calcext:value-type="float">
            <text:p>23</text:p>
          </table:table-cell>
          <table:table-cell office:value-type="float" office:value="0.009000074222" calcext:value-type="float">
            <text:p>0.0090000742</text:p>
          </table:table-cell>
          <table:table-cell office:value-type="float" office:value="0.0111682605190403" calcext:value-type="float">
            <text:p>0.0111682605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7" calcext:value-type="float">
            <text:p>17</text:p>
          </table:table-cell>
          <table:table-cell office:value-type="float" office:value="0.0160306992393529" calcext:value-type="float">
            <text:p>0.0160306992</text:p>
          </table:table-cell>
          <table:table-cell office:value-type="float" office:value="0.0246087175540448" calcext:value-type="float">
            <text:p>0.024608717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4.243034883995" calcext:value-type="float">
            <text:p>4.243034884</text:p>
          </table:table-cell>
          <table:table-cell office:value-type="float" office:value="0.0171403546369508" calcext:value-type="float">
            <text:p>0.0171403546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7" calcext:value-type="float">
            <text:p>17</text:p>
          </table:table-cell>
          <table:table-cell office:value-type="float" office:value="0.0160306992393529" calcext:value-type="float">
            <text:p>0.0160306992</text:p>
          </table:table-cell>
          <table:table-cell office:value-type="float" office:value="0.0246087175540448" calcext:value-type="float">
            <text:p>0.024608717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4.243034883995" calcext:value-type="float">
            <text:p>4.243034884</text:p>
          </table:table-cell>
          <table:table-cell office:value-type="float" office:value="0.0171403546369508" calcext:value-type="float">
            <text:p>0.0171403546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7" calcext:value-type="float">
            <text:p>17</text:p>
          </table:table-cell>
          <table:table-cell office:value-type="float" office:value="0.0160306992393529" calcext:value-type="float">
            <text:p>0.0160306992</text:p>
          </table:table-cell>
          <table:table-cell office:value-type="float" office:value="0.0246087175540448" calcext:value-type="float">
            <text:p>0.024608717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1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4.243034883995" calcext:value-type="float">
            <text:p>4.243034884</text:p>
          </table:table-cell>
          <table:table-cell office:value-type="float" office:value="0.0171403546369508" calcext:value-type="float">
            <text:p>0.0171403546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3" calcext:value-type="float">
            <text:p>23</text:p>
          </table:table-cell>
          <table:table-cell office:value-type="float" office:value="0.00382906304717391" calcext:value-type="float">
            <text:p>0.003829063</text:p>
          </table:table-cell>
          <table:table-cell office:value-type="float" office:value="0.00525490440026739" calcext:value-type="float">
            <text:p>0.005254904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" calcext:value-type="float">
            <text:p>5</text:p>
          </table:table-cell>
          <table:table-cell office:value-type="float" office:value="5.3545938674022" calcext:value-type="float">
            <text:p>5.3545938674</text:p>
          </table:table-cell>
          <table:table-cell office:value-type="float" office:value="0.219510571991297" calcext:value-type="float">
            <text:p>0.219510572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3" calcext:value-type="float">
            <text:p>23</text:p>
          </table:table-cell>
          <table:table-cell office:value-type="float" office:value="0.00382906304717391" calcext:value-type="float">
            <text:p>0.003829063</text:p>
          </table:table-cell>
          <table:table-cell office:value-type="float" office:value="0.00525490440026739" calcext:value-type="float">
            <text:p>0.0052549044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2" calcext:value-type="float">
            <text:p>22</text:p>
          </table:table-cell>
          <table:table-cell office:value-type="float" office:value="0.0914300483571364" calcext:value-type="float">
            <text:p>0.0914300484</text:p>
          </table:table-cell>
          <table:table-cell office:value-type="float" office:value="0.0730996738932288" calcext:value-type="float">
            <text:p>0.0730996739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2" calcext:value-type="float">
            <text:p>22</text:p>
          </table:table-cell>
          <table:table-cell office:value-type="float" office:value="0.0914300483571364" calcext:value-type="float">
            <text:p>0.0914300484</text:p>
          </table:table-cell>
          <table:table-cell office:value-type="float" office:value="0.0730996738932288" calcext:value-type="float">
            <text:p>0.0730996739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SUM([.I5:.I30])" office:value-type="float" office:value="18.3313089141359" calcext:value-type="float">
            <text:p>18.3313089141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table:formula="of:=[.I31]/8" office:value-type="float" office:value="2.29141361426699" calcext:value-type="float">
            <text:p>2.2914136143</text:p>
          </table:table-cell>
          <table:table-cell table:number-columns-repeated="4"/>
        </table:table-row>
      </table:table>
      <table:table table:name="Sheet10" table:style-name="ta1">
        <table:table-column table:style-name="co1" table:number-columns-repeated="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2" calcext:value-type="float">
            <text:p>22</text:p>
          </table:table-cell>
          <table:table-cell office:value-type="float" office:value="0.0914300483571364" calcext:value-type="float">
            <text:p>0.0914300484</text:p>
          </table:table-cell>
          <table:table-cell office:value-type="float" office:value="0.0730996738932288" calcext:value-type="float">
            <text:p>0.073099673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31" calcext:value-type="float">
            <text:p>231</text:p>
          </table:table-cell>
          <table:table-cell office:value-type="float" office:value="1.31364916171823" calcext:value-type="float">
            <text:p>1.3136491617</text:p>
          </table:table-cell>
          <table:table-cell office:value-type="float" office:value="2.91190141617445" calcext:value-type="float">
            <text:p>2.911901416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3" calcext:value-type="float">
            <text:p>23</text:p>
          </table:table-cell>
          <table:table-cell office:value-type="float" office:value="0.00382906304717391" calcext:value-type="float">
            <text:p>0.003829063</text:p>
          </table:table-cell>
          <table:table-cell office:value-type="float" office:value="0.00525490440026739" calcext:value-type="float">
            <text:p>0.005254904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3" calcext:value-type="float">
            <text:p>23</text:p>
          </table:table-cell>
          <table:table-cell office:value-type="float" office:value="0.00382906304717391" calcext:value-type="float">
            <text:p>0.003829063</text:p>
          </table:table-cell>
          <table:table-cell office:value-type="float" office:value="0.00525490440026739" calcext:value-type="float">
            <text:p>0.005254904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5" calcext:value-type="float">
            <text:p>5</text:p>
          </table:table-cell>
          <table:table-cell office:value-type="float" office:value="5.3545938674022" calcext:value-type="float">
            <text:p>5.3545938674</text:p>
          </table:table-cell>
          <table:table-cell office:value-type="float" office:value="0.219510571991297" calcext:value-type="float">
            <text:p>0.21951057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7" calcext:value-type="float">
            <text:p>17</text:p>
          </table:table-cell>
          <table:table-cell office:value-type="float" office:value="0.0160306992393529" calcext:value-type="float">
            <text:p>0.0160306992</text:p>
          </table:table-cell>
          <table:table-cell office:value-type="float" office:value="0.0246087175540448" calcext:value-type="float">
            <text:p>0.024608717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1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4.243034883995" calcext:value-type="float">
            <text:p>4.243034884</text:p>
          </table:table-cell>
          <table:table-cell office:value-type="float" office:value="0.0171403546369508" calcext:value-type="float">
            <text:p>0.017140354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3" calcext:value-type="float">
            <text:p>23</text:p>
          </table:table-cell>
          <table:table-cell office:value-type="float" office:value="0.00382906304717391" calcext:value-type="float">
            <text:p>0.003829063</text:p>
          </table:table-cell>
          <table:table-cell office:value-type="float" office:value="0.00525490440026739" calcext:value-type="float">
            <text:p>0.005254904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formula="of:=SUM([.I4:.I20])" office:value-type="float" office:value="11.0302258498534" calcext:value-type="float">
            <text:p>11.0302258499</text:p>
          </table:table-cell>
          <table:table-cell table:formula="of:=[.I21]/5" office:value-type="float" office:value="2.20604516997069" calcext:value-type="float">
            <text:p>2.20604517</text:p>
          </table:table-cell>
        </table:table-row>
      </table:table>
      <table:table table:name="Sheet11" table:style-name="ta1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3" calcext:value-type="float">
            <text:p>23</text:p>
          </table:table-cell>
          <table:table-cell office:value-type="float" office:value="0.00382906304717391" calcext:value-type="float">
            <text:p>0.003829063</text:p>
          </table:table-cell>
          <table:table-cell office:value-type="float" office:value="0.00525490440026739" calcext:value-type="float">
            <text:p>0.005254904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3" calcext:value-type="float">
            <text:p>23</text:p>
          </table:table-cell>
          <table:table-cell office:value-type="float" office:value="0.00382906304717391" calcext:value-type="float">
            <text:p>0.003829063</text:p>
          </table:table-cell>
          <table:table-cell office:value-type="float" office:value="0.00525490440026739" calcext:value-type="float">
            <text:p>0.005254904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7" calcext:value-type="float">
            <text:p>17</text:p>
          </table:table-cell>
          <table:table-cell office:value-type="float" office:value="0.0160306992393529" calcext:value-type="float">
            <text:p>0.0160306992</text:p>
          </table:table-cell>
          <table:table-cell office:value-type="float" office:value="0.0246087175540448" calcext:value-type="float">
            <text:p>0.024608717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14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4.243034883995" calcext:value-type="float">
            <text:p>4.243034884</text:p>
          </table:table-cell>
          <table:table-cell office:value-type="float" office:value="0.0171403546369508" calcext:value-type="float">
            <text:p>0.017140354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7" calcext:value-type="float">
            <text:p>17</text:p>
          </table:table-cell>
          <table:table-cell office:value-type="float" office:value="0.0160306992393529" calcext:value-type="float">
            <text:p>0.0160306992</text:p>
          </table:table-cell>
          <table:table-cell office:value-type="float" office:value="0.0246087175540448" calcext:value-type="float">
            <text:p>0.024608717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2" calcext:value-type="float">
            <text:p>22</text:p>
          </table:table-cell>
          <table:table-cell office:value-type="float" office:value="0.00379692633218182" calcext:value-type="float">
            <text:p>0.0037969263</text:p>
          </table:table-cell>
          <table:table-cell office:value-type="float" office:value="0.00306893506921547" calcext:value-type="float">
            <text:p>0.003068935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2" calcext:value-type="float">
            <text:p>22</text:p>
          </table:table-cell>
          <table:table-cell office:value-type="float" office:value="0.00379692633218182" calcext:value-type="float">
            <text:p>0.0037969263</text:p>
          </table:table-cell>
          <table:table-cell office:value-type="float" office:value="0.00306893506921547" calcext:value-type="float">
            <text:p>0.003068935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2" calcext:value-type="float">
            <text:p>22</text:p>
          </table:table-cell>
          <table:table-cell office:value-type="float" office:value="0.00379692633218182" calcext:value-type="float">
            <text:p>0.0037969263</text:p>
          </table:table-cell>
          <table:table-cell office:value-type="float" office:value="0.00306893506921547" calcext:value-type="float">
            <text:p>0.003068935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table:formula="of:=SUM([.H6:.H27])" office:value-type="float" office:value="148" calcext:value-type="float">
            <text:p>148</text:p>
          </table:table-cell>
          <table:table-cell table:formula="of:=[.H28]/7" office:value-type="float" office:value="21.1428571428571" calcext:value-type="float">
            <text:p>21.1428571429</text:p>
          </table:table-cell>
          <table:table-cell/>
        </table:table-row>
      </table:table>
      <table:table table:name="Sheet12" table:style-name="ta1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58" calcext:value-type="float">
            <text:p>458</text:p>
          </table:table-cell>
          <table:table-cell office:value-type="float" office:value="0.00196165627021616" calcext:value-type="float">
            <text:p>0.0019616563</text:p>
          </table:table-cell>
          <table:table-cell office:value-type="float" office:value="0.00244767530857481" calcext:value-type="float">
            <text:p>0.002447675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23" calcext:value-type="float">
            <text:p>423</text:p>
          </table:table-cell>
          <table:table-cell office:value-type="float" office:value="0.107305606027499" calcext:value-type="float">
            <text:p>0.107305606</text:p>
          </table:table-cell>
          <table:table-cell office:value-type="float" office:value="0.248298892799238" calcext:value-type="float">
            <text:p>0.248298892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44" calcext:value-type="float">
            <text:p>344</text:p>
          </table:table-cell>
          <table:table-cell office:value-type="float" office:value="0.131360654249863" calcext:value-type="float">
            <text:p>0.1313606542</text:p>
          </table:table-cell>
          <table:table-cell office:value-type="float" office:value="0.269709134205724" calcext:value-type="float">
            <text:p>0.269709134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23" calcext:value-type="float">
            <text:p>423</text:p>
          </table:table-cell>
          <table:table-cell office:value-type="float" office:value="0.107305606027499" calcext:value-type="float">
            <text:p>0.107305606</text:p>
          </table:table-cell>
          <table:table-cell office:value-type="float" office:value="0.248298892799238" calcext:value-type="float">
            <text:p>0.248298892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4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3.080483398921" calcext:value-type="float">
            <text:p>3.0804833989</text:p>
          </table:table-cell>
          <table:table-cell office:value-type="float" office:value="0.0153474733506586" calcext:value-type="float">
            <text:p>0.015347473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38" calcext:value-type="float">
            <text:p>138</text:p>
          </table:table-cell>
          <table:table-cell office:value-type="float" office:value="2.27387226716201" calcext:value-type="float">
            <text:p>2.2738722672</text:p>
          </table:table-cell>
          <table:table-cell office:value-type="float" office:value="1.77187027542337" calcext:value-type="float">
            <text:p>1.771870275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23" calcext:value-type="float">
            <text:p>423</text:p>
          </table:table-cell>
          <table:table-cell office:value-type="float" office:value="0.107305606027499" calcext:value-type="float">
            <text:p>0.107305606</text:p>
          </table:table-cell>
          <table:table-cell office:value-type="float" office:value="0.248298892799238" calcext:value-type="float">
            <text:p>0.248298892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41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2" calcext:value-type="float">
            <text:p>2</text:p>
          </table:table-cell>
          <table:table-cell office:value-type="float" office:value="3.080483398921" calcext:value-type="float">
            <text:p>3.0804833989</text:p>
          </table:table-cell>
          <table:table-cell office:value-type="float" office:value="0.0153474733506586" calcext:value-type="float">
            <text:p>0.015347473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7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38" calcext:value-type="float">
            <text:p>138</text:p>
          </table:table-cell>
          <table:table-cell office:value-type="float" office:value="2.27387226716201" calcext:value-type="float">
            <text:p>2.2738722672</text:p>
          </table:table-cell>
          <table:table-cell office:value-type="float" office:value="1.77187027542337" calcext:value-type="float">
            <text:p>1.771870275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412" calcext:value-type="float">
            <text:p>412</text:p>
          </table:table-cell>
          <table:table-cell office:value-type="float" office:value="0.021812602728716" calcext:value-type="float">
            <text:p>0.0218126027</text:p>
          </table:table-cell>
          <table:table-cell office:value-type="float" office:value="0.0751999881275769" calcext:value-type="float">
            <text:p>0.075199988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15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10" calcext:value-type="float">
            <text:p>10</text:p>
          </table:table-cell>
          <table:table-cell office:value-type="float" office:value="1.7195851631763" calcext:value-type="float">
            <text:p>1.7195851632</text:p>
          </table:table-cell>
          <table:table-cell office:value-type="float" office:value="0.591393160933797" calcext:value-type="float">
            <text:p>0.591393160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utingScenario.node[103].app[0]</text:p>
          </table:table-cell>
          <table:table-cell office:value-type="string" calcext:value-type="string">
            <text:p>endToEndDelay:vector</text:p>
          </table:table-cell>
          <table:table-cell office:value-type="float" office:value="375" calcext:value-type="float">
            <text:p>375</text:p>
          </table:table-cell>
          <table:table-cell office:value-type="float" office:value="0.120630007506787" calcext:value-type="float">
            <text:p>0.1206300075</text:p>
          </table:table-cell>
          <table:table-cell office:value-type="float" office:value="0.260758344957665" calcext:value-type="float">
            <text:p>0.26075834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formula="of:=SUM([.I5:.I30])" office:value-type="float" office:value="13.0259782341804" calcext:value-type="float">
            <text:p>13.0259782342</text:p>
          </table:table-cell>
          <table:table-cell table:formula="of:=SUM([.J5:.J30])" office:value-type="float" office:value="5.51884047947911" calcext:value-type="float">
            <text:p>5.518840479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formula="of:=[.I31]/7" office:value-type="float" office:value="1.86085403345434" calcext:value-type="float">
            <text:p>1.860854033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7">00/00/0000</text:date>, <text:time style:data-style-name="N2" text:time-value="12:47:10.905827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1T15:08:16.159186604</meta:creation-date>
    <meta:editing-duration>PT5H22M33S</meta:editing-duration>
    <meta:editing-cycles>8</meta:editing-cycles>
    <meta:generator>LibreOffice/5.1.6.2$Linux_X86_64 LibreOffice_project/10m0$Build-2</meta:generator>
    <dc:date>2021-03-17T21:56:46.929083246</dc:date>
    <meta:document-statistic meta:table-count="12" meta:cell-count="2945" meta:object-count="0"/>
  </office:meta>
</office:document-meta>
</file>